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2" style:family="graphic" style:parent-style-name="standard">
      <style:graphic-properties svg:stroke-width="0.051cm" svg:stroke-color="#808080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stroke="dash" draw:stroke-dash="Ultrafine_20_Dashed" draw:marker-end="Arrow" draw:marker-end-width="0.203cm" draw:textarea-horizontal-align="center" draw:textarea-vertical-align="middl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11" style:family="graphic" style:parent-style-name="standard">
      <style:graphic-properties draw:stroke="dash" draw:stroke-dash="Ultrafine_20_Dashed" draw:fill="solid" draw:fill-color="#ffffcc" draw:textarea-horizontal-align="justify" draw:textarea-vertical-align="middle" draw:auto-grow-height="false"/>
    </style:style>
    <style:style style:name="gr12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3" style:family="graphic" style:parent-style-name="standard">
      <style:graphic-properties draw:stroke="solid" draw:stroke-dash="Ultrafine_20_Dashed" draw:fill="solid" draw:fill-color="#ffffcc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d320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ffcc" draw:opacity="90%" draw:textarea-horizontal-align="justify" draw:textarea-vertical-align="middle" draw:auto-grow-height="false" draw:shadow-opacity="90%"/>
    </style:style>
    <style:style style:name="gr16" style:family="graphic" style:parent-style-name="standard">
      <style:graphic-properties draw:stroke="dash" draw:stroke-dash="Ultrafine_20_Dashed" draw:fill="solid" draw:fill-color="#00ff00" draw:opacity="30%" draw:textarea-horizontal-align="justify" draw:textarea-vertical-align="middle" draw:auto-grow-height="false" draw:shadow-opacity="30%"/>
    </style:style>
    <style:style style:name="gr17" style:family="graphic" style:parent-style-name="standard">
      <style:graphic-properties draw:stroke="dash" draw:stroke-dash="Ultrafine_20_Dashed" draw:fill="solid" draw:fill-color="#0000ff" draw:opacity="30%" draw:textarea-horizontal-align="justify" draw:textarea-vertical-align="middle" draw:auto-grow-height="false" draw:shadow-opacity="30%"/>
    </style:style>
    <style:style style:name="gr18" style:family="graphic" style:parent-style-name="standard">
      <style:graphic-properties draw:stroke="dash" draw:stroke-dash="Ultrafine_20_Dashed" draw:fill="solid" draw:fill-color="#ffcc99" draw:opacity="30%" draw:textarea-horizontal-align="justify" draw:textarea-vertical-align="middle" draw:auto-grow-height="false" draw:shadow-opacity="30%"/>
    </style:style>
    <style:style style:name="gr19" style:family="graphic" style:parent-style-name="standard">
      <style:graphic-properties draw:fill="solid" draw:fill-color="#ffffff" draw:textarea-horizontal-align="justify" draw:textarea-vertical-align="bottom" draw:auto-grow-height="false"/>
    </style:style>
    <style:style style:name="gr20" style:family="graphic" style:parent-style-name="standard">
      <style:graphic-properties draw:stroke="dash" draw:stroke-dash="Ultrafine_20_Dashed" svg:stroke-width="0.051cm" svg:stroke-color="#808080" draw:marker-start-width="0.381cm" draw:marker-end="Arrow" draw:marker-end-width="0.229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marker-start="Arrow" draw:marker-start-width="0.203cm" draw:marker-end="Arrow" draw:marker-end-width="0.20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text-properties fo:font-size="10pt" style:font-size-asian="10pt" style:font-size-complex="10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0pt"/>
    </style:style>
    <style:style style:name="P6" style:family="paragraph">
      <style:text-properties fo:font-size="10pt"/>
    </style:style>
    <style:style style:name="P7" style:family="paragraph">
      <style:text-properties fo:color="#808080"/>
    </style:style>
    <style:style style:name="P8" style:family="paragraph">
      <style:text-properties fo:color="#808080" fo:font-size="16pt" style:font-size-asian="16pt" style:font-size-complex="16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style:style style:name="T3" style:family="text">
      <style:text-properties fo:color="#808080"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048cm" svg:height="2.921cm" svg:x="1.773cm" svg:y="4.42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297cm" svg:y1="2.905cm" svg:x2="3.297cm" svg:y2="4.175cm">
          <text:p/>
        </draw:line>
        <draw:custom-shape draw:style-name="gr3" draw:text-style-name="P2" draw:layer="layout" svg:width="1.523cm" svg:height="1.693cm" svg:x="2.536cm" svg:y="5.318cm">
          <text:p text:style-name="P1"><text:span text:style-name="T1">Identity</text:span><text:span text:style-name="T1"><text:line-break/></text:span><text:span text:style-name="T1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" draw:id="id1" draw:layer="layout" svg:width="1.905cm" svg:height="1.143cm" svg:x="6.33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7.286cm" svg:y1="4.937cm" svg:x2="8.556cm" svg:y2="6.08cm" draw:start-shape="id1" draw:start-glue-point="2" draw:end-shape="id2" draw:end-glue-point="5" svg:d="m7286 4937c0 856 1270 285 1270 1143">
          <text:p/>
        </draw:connector>
        <draw:custom-shape draw:style-name="gr4" draw:text-style-name="P2" xml:id="id3" draw:id="id3" draw:layer="layout" svg:width="1.905cm" svg:height="1.143cm" svg:x="8.87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826cm" svg:y1="4.937cm" svg:x2="8.556cm" svg:y2="6.08cm" draw:start-shape="id3" draw:start-glue-point="2" draw:end-shape="id2" draw:end-glue-point="5" svg:d="m9826 4937c0 856-1270 285-1270 1143">
          <text:p/>
        </draw:connector>
        <draw:g>
          <draw:custom-shape draw:style-name="gr6" draw:text-style-name="P1" draw:layer="layout" svg:width="0.343cm" svg:height="0.343cm" svg:x="3.125cm" svg:y="1.5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3.297cm" svg:y1="1.851cm" svg:x2="3.297cm" svg:y2="2.423cm">
            <text:p/>
          </draw:line>
          <draw:line draw:style-name="gr7" draw:text-style-name="P1" draw:layer="layout" svg:x1="3.011cm" svg:y1="1.965cm" svg:x2="3.583cm" svg:y2="1.965cm">
            <text:p/>
          </draw:line>
          <draw:g>
            <draw:line draw:style-name="gr7" draw:text-style-name="P1" draw:layer="layout" svg:x1="3.297cm" svg:y1="2.422cm" svg:x2="3.068cm" svg:y2="2.651cm">
              <text:p/>
            </draw:line>
            <draw:line draw:style-name="gr7" draw:text-style-name="P1" draw:layer="layout" svg:x1="3.297cm" svg:y1="2.422cm" svg:x2="3.526cm" svg:y2="2.651cm">
              <text:p/>
            </draw:line>
          </draw:g>
        </draw:g>
        <draw:frame draw:style-name="gr8" draw:text-style-name="P3" draw:layer="layout" svg:width="1.247cm" svg:height="0.645cm" svg:x="1.635cm" svg:y="1.381cm">
          <draw:text-box>
            <text:p><text:span text:style-name="T1">User</text:span></text:p>
          </draw:text-box>
        </draw:frame>
        <draw:frame draw:style-name="gr8" draw:text-style-name="P4" draw:layer="layout" svg:width="4.168cm" svg:height="0.645cm" svg:x="1.381cm" svg:y="7.731cm">
          <draw:text-box>
            <text:p><text:span text:style-name="T2">Integrated identity store</text:span></text:p>
          </draw:text-box>
        </draw:frame>
        <draw:custom-shape draw:style-name="gr3" draw:text-style-name="P2" xml:id="id2" draw:id="id2" draw:layer="layout" svg:width="2.158cm" svg:height="1.27cm" svg:x="7.477cm" svg:y="6.08cm">
          <text:p text:style-name="P1"><text:span text:style-name="T1">Identity</text:span><text:span text:style-name="T1"><text:line-break/></text:span><text:span text:style-name="T1">Store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2" draw:text-style-name="P1" draw:layer="layout" svg:x1="7.286cm" svg:y1="2.905cm" svg:x2="7.286cm" svg:y2="3.667cm">
          <text:p/>
        </draw:line>
        <draw:g>
          <draw:custom-shape draw:style-name="gr6" draw:text-style-name="P1" draw:layer="layout" svg:width="0.343cm" svg:height="0.343cm" svg:x="7.114cm" svg:y="1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7.286cm" svg:y1="1.978cm" svg:x2="7.286cm" svg:y2="2.55cm">
            <text:p/>
          </draw:line>
          <draw:line draw:style-name="gr7" draw:text-style-name="P1" draw:layer="layout" svg:x1="7cm" svg:y1="2.092cm" svg:x2="7.572cm" svg:y2="2.092cm">
            <text:p/>
          </draw:line>
          <draw:g>
            <draw:line draw:style-name="gr7" draw:text-style-name="P1" draw:layer="layout" svg:x1="7.286cm" svg:y1="2.549cm" svg:x2="7.057cm" svg:y2="2.778cm">
              <text:p/>
            </draw:line>
            <draw:line draw:style-name="gr7" draw:text-style-name="P1" draw:layer="layout" svg:x1="7.286cm" svg:y1="2.549cm" svg:x2="7.515cm" svg:y2="2.778cm">
              <text:p/>
            </draw:line>
          </draw:g>
        </draw:g>
        <draw:line draw:style-name="gr2" draw:text-style-name="P1" draw:layer="layout" svg:x1="9.826cm" svg:y1="2.905cm" svg:x2="9.826cm" svg:y2="3.667cm">
          <text:p/>
        </draw:line>
        <draw:g>
          <draw:custom-shape draw:style-name="gr6" draw:text-style-name="P1" draw:layer="layout" svg:width="0.343cm" svg:height="0.343cm" svg:x="9.654cm" svg:y="1.63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826cm" svg:y1="1.978cm" svg:x2="9.826cm" svg:y2="2.55cm">
            <text:p/>
          </draw:line>
          <draw:line draw:style-name="gr7" draw:text-style-name="P1" draw:layer="layout" svg:x1="9.54cm" svg:y1="2.092cm" svg:x2="10.112cm" svg:y2="2.092cm">
            <text:p/>
          </draw:line>
          <draw:g>
            <draw:line draw:style-name="gr7" draw:text-style-name="P1" draw:layer="layout" svg:x1="9.826cm" svg:y1="2.549cm" svg:x2="9.597cm" svg:y2="2.778cm">
              <text:p/>
            </draw:line>
            <draw:line draw:style-name="gr7" draw:text-style-name="P1" draw:layer="layout" svg:x1="9.826cm" svg:y1="2.549cm" svg:x2="10.055cm" svg:y2="2.778cm">
              <text:p/>
            </draw:line>
          </draw:g>
        </draw:g>
        <draw:frame draw:style-name="gr8" draw:text-style-name="P3" draw:layer="layout" svg:width="1.425cm" svg:height="0.645cm" svg:x="7.858cm" svg:y="1.382cm">
          <draw:text-box>
            <text:p><text:span text:style-name="T1">Users</text:span></text:p>
          </draw:text-box>
        </draw:frame>
        <draw:frame draw:style-name="gr8" draw:text-style-name="P4" draw:layer="layout" svg:width="3.719cm" svg:height="0.645cm" svg:x="6.588cm" svg:y="7.732cm">
          <draw:text-box>
            <text:p><text:span text:style-name="T2">Shared identity store</text:span></text:p>
          </draw:text-box>
        </draw:frame>
      </draw:page>
      <draw:page draw:name="page2" draw:style-name="dp1" draw:master-page-name="Default">
        <draw:line draw:style-name="gr2" draw:text-style-name="P1" draw:layer="layout" svg:x1="13.065cm" svg:y1="2.778cm" svg:x2="9.383cm" svg:y2="2.778cm">
          <text:p/>
        </draw:line>
        <draw:custom-shape draw:style-name="gr3" draw:text-style-name="P2" xml:id="id5" draw:id="id5" draw:layer="layout" svg:width="2.54cm" svg:height="1.693cm" svg:x="6.716cm" svg:y="5.022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4" draw:id="id4" draw:layer="layout" svg:width="2.541cm" svg:height="1.143cm" svg:x="4.302cm" svg:y="6.969cm">
          <text:p text:style-name="P1"><text:span text:style-name="T1">User</text:span><text:span text:style-name="T1"><text:line-break/></text:span><text:span text:style-name="T1">Management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572cm" svg:y1="6.969cm" svg:x2="6.716cm" svg:y2="5.869cm" draw:start-shape="id4" draw:end-shape="id5" draw:end-glue-point="6" svg:d="m5572 6969c0-734 381-1100 1144-1100">
          <text:p/>
        </draw:connector>
        <draw:custom-shape draw:style-name="gr4" draw:text-style-name="P2" xml:id="id6" draw:id="id6" draw:layer="layout" svg:width="1.905cm" svg:height="1.27cm" svg:x="7.478cm" svg:y="2.27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7" draw:id="id7" draw:layer="layout" svg:width="1.905cm" svg:height="1.27cm" svg:x="9.76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43cm" svg:y1="3.54cm" svg:x2="7.986cm" svg:y2="5.022cm" draw:start-shape="id6" draw:start-glue-point="2" draw:end-shape="id5" draw:end-glue-point="5" svg:d="m8430 3540c0 1111-444 371-444 1482">
          <text:p/>
        </draw:connector>
        <draw:connector draw:style-name="gr5" draw:text-style-name="P1" draw:layer="layout" draw:type="curve" svg:x1="9.764cm" svg:y1="4.429cm" svg:x2="7.986cm" svg:y2="5.022cm" draw:start-shape="id7" draw:start-glue-point="3" draw:end-shape="id5" draw:end-glue-point="5" svg:d="m9764 4429c-1186 0-1778 197-1778 593">
          <text:p/>
        </draw:connector>
        <draw:custom-shape draw:style-name="gr4" draw:text-style-name="P2" xml:id="id8" draw:id="id8" draw:layer="layout" svg:width="1.905cm" svg:height="1.27cm" svg:x="7.478cm" svg:y="7.858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9" draw:id="id9" draw:layer="layout" svg:width="1.905cm" svg:height="1.27cm" svg:x="9.765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43cm" svg:y1="7.858cm" svg:x2="7.986cm" svg:y2="6.715cm" draw:start-shape="id8" draw:start-glue-point="0" draw:end-shape="id5" draw:end-glue-point="7" svg:d="m8430 7858c0-856-444-285-444-1143">
          <text:p/>
        </draw:connector>
        <draw:connector draw:style-name="gr5" draw:text-style-name="P1" draw:layer="layout" draw:type="curve" svg:x1="9.765cm" svg:y1="7.096cm" svg:x2="7.986cm" svg:y2="6.715cm" draw:start-shape="id9" draw:start-glue-point="3" draw:end-shape="id5" draw:end-glue-point="7" svg:d="m9765 7096c-1186 0-1779-127-1779-381">
          <text:p/>
        </draw:connector>
        <draw:line draw:style-name="gr2" draw:text-style-name="P1" draw:layer="layout" svg:x1="12.938cm" svg:y1="4.429cm" svg:x2="11.669cm" svg:y2="4.429cm">
          <text:p/>
        </draw:line>
        <draw:line draw:style-name="gr2" draw:text-style-name="P1" draw:layer="layout" svg:x1="12.938cm" svg:y1="7.096cm" svg:x2="11.669cm" svg:y2="7.096cm">
          <text:p/>
        </draw:line>
        <draw:line draw:style-name="gr2" draw:text-style-name="P1" draw:layer="layout" svg:x1="13.065cm" svg:y1="8.493cm" svg:x2="9.383cm" svg:y2="8.493cm">
          <text:p/>
        </draw:line>
        <draw:g>
          <draw:custom-shape draw:style-name="gr6" draw:text-style-name="P1" draw:layer="layout" svg:width="0.343cm" svg:height="0.343cm" svg:x="13.68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8.963cm" svg:x2="13.859cm" svg:y2="9.535cm">
            <text:p/>
          </draw:line>
          <draw:line draw:style-name="gr7" draw:text-style-name="P1" draw:layer="layout" svg:x1="13.573cm" svg:y1="9.077cm" svg:x2="14.145cm" svg:y2="9.077cm">
            <text:p/>
          </draw:line>
          <draw:g>
            <draw:line draw:style-name="gr7" draw:text-style-name="P1" draw:layer="layout" svg:x1="13.859cm" svg:y1="9.534cm" svg:x2="13.63cm" svg:y2="9.763cm">
              <text:p/>
            </draw:line>
            <draw:line draw:style-name="gr7" draw:text-style-name="P1" draw:layer="layout" svg:x1="13.859cm" svg:y1="9.534cm" svg:x2="14.088cm" svg:y2="9.763cm">
              <text:p/>
            </draw:line>
          </draw:g>
        </draw:g>
        <draw:g>
          <draw:custom-shape draw:style-name="gr6" draw:text-style-name="P1" draw:layer="layout" svg:width="0.343cm" svg:height="0.343cm" svg:x="13.814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2.994cm" svg:x2="13.986cm" svg:y2="3.566cm">
            <text:p/>
          </draw:line>
          <draw:line draw:style-name="gr7" draw:text-style-name="P1" draw:layer="layout" svg:x1="13.7cm" svg:y1="3.108cm" svg:x2="14.272cm" svg:y2="3.108cm">
            <text:p/>
          </draw:line>
          <draw:g>
            <draw:line draw:style-name="gr7" draw:text-style-name="P1" draw:layer="layout" svg:x1="13.986cm" svg:y1="3.565cm" svg:x2="13.757cm" svg:y2="3.794cm">
              <text:p/>
            </draw:line>
            <draw:line draw:style-name="gr7" draw:text-style-name="P1" draw:layer="layout" svg:x1="13.986cm" svg:y1="3.565cm" svg:x2="14.215cm" svg:y2="3.794cm">
              <text:p/>
            </draw:line>
          </draw:g>
        </draw:g>
        <draw:g>
          <draw:custom-shape draw:style-name="gr6" draw:text-style-name="P1" draw:layer="layout" svg:width="0.343cm" svg:height="0.343cm" svg:x="13.814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4.391cm" svg:x2="13.986cm" svg:y2="4.963cm">
            <text:p/>
          </draw:line>
          <draw:line draw:style-name="gr7" draw:text-style-name="P1" draw:layer="layout" svg:x1="13.7cm" svg:y1="4.505cm" svg:x2="14.272cm" svg:y2="4.505cm">
            <text:p/>
          </draw:line>
          <draw:g>
            <draw:line draw:style-name="gr7" draw:text-style-name="P1" draw:layer="layout" svg:x1="13.986cm" svg:y1="4.962cm" svg:x2="13.757cm" svg:y2="5.191cm">
              <text:p/>
            </draw:line>
            <draw:line draw:style-name="gr7" draw:text-style-name="P1" draw:layer="layout" svg:x1="13.986cm" svg:y1="4.962cm" svg:x2="14.215cm" svg:y2="5.191cm">
              <text:p/>
            </draw:line>
          </draw:g>
        </draw:g>
        <draw:g>
          <draw:custom-shape draw:style-name="gr6" draw:text-style-name="P1" draw:layer="layout" svg:width="0.343cm" svg:height="0.343cm" svg:x="14.703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772cm" svg:x2="14.875cm" svg:y2="5.344cm">
            <text:p/>
          </draw:line>
          <draw:line draw:style-name="gr7" draw:text-style-name="P1" draw:layer="layout" svg:x1="14.589cm" svg:y1="4.886cm" svg:x2="15.161cm" svg:y2="4.886cm">
            <text:p/>
          </draw:line>
          <draw:g>
            <draw:line draw:style-name="gr7" draw:text-style-name="P1" draw:layer="layout" svg:x1="14.875cm" svg:y1="5.343cm" svg:x2="14.646cm" svg:y2="5.572cm">
              <text:p/>
            </draw:line>
            <draw:line draw:style-name="gr7" draw:text-style-name="P1" draw:layer="layout" svg:x1="14.875cm" svg:y1="5.343cm" svg:x2="15.104cm" svg:y2="5.572cm">
              <text:p/>
            </draw:line>
          </draw:g>
        </draw:g>
        <draw:g>
          <draw:custom-shape draw:style-name="gr6" draw:text-style-name="P1" draw:layer="layout" svg:width="0.343cm" svg:height="0.343cm" svg:x="13.81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5.788cm" svg:x2="13.986cm" svg:y2="6.36cm">
            <text:p/>
          </draw:line>
          <draw:line draw:style-name="gr7" draw:text-style-name="P1" draw:layer="layout" svg:x1="13.7cm" svg:y1="5.902cm" svg:x2="14.272cm" svg:y2="5.902cm">
            <text:p/>
          </draw:line>
          <draw:g>
            <draw:line draw:style-name="gr7" draw:text-style-name="P1" draw:layer="layout" svg:x1="13.986cm" svg:y1="6.359cm" svg:x2="13.757cm" svg:y2="6.588cm">
              <text:p/>
            </draw:line>
            <draw:line draw:style-name="gr7" draw:text-style-name="P1" draw:layer="layout" svg:x1="13.986cm" svg:y1="6.359cm" svg:x2="14.215cm" svg:y2="6.588cm">
              <text:p/>
            </draw:line>
          </draw:g>
        </draw:g>
        <draw:g>
          <draw:custom-shape draw:style-name="gr6" draw:text-style-name="P1" draw:layer="layout" svg:width="0.343cm" svg:height="0.343cm" svg:x="14.766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938cm" svg:y1="6.55cm" svg:x2="14.938cm" svg:y2="7.122cm">
            <text:p/>
          </draw:line>
          <draw:line draw:style-name="gr7" draw:text-style-name="P1" draw:layer="layout" svg:x1="14.652cm" svg:y1="6.664cm" svg:x2="15.224cm" svg:y2="6.664cm">
            <text:p/>
          </draw:line>
          <draw:g>
            <draw:line draw:style-name="gr7" draw:text-style-name="P1" draw:layer="layout" svg:x1="14.938cm" svg:y1="7.121cm" svg:x2="14.709cm" svg:y2="7.35cm">
              <text:p/>
            </draw:line>
            <draw:line draw:style-name="gr7" draw:text-style-name="P1" draw:layer="layout" svg:x1="14.938cm" svg:y1="7.121cm" svg:x2="15.167cm" svg:y2="7.35cm">
              <text:p/>
            </draw:line>
          </draw:g>
        </draw:g>
        <draw:g>
          <draw:custom-shape draw:style-name="gr6" draw:text-style-name="P1" draw:layer="layout" svg:width="0.343cm" svg:height="0.343cm" svg:x="13.814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7.566cm" svg:x2="13.986cm" svg:y2="8.138cm">
            <text:p/>
          </draw:line>
          <draw:line draw:style-name="gr7" draw:text-style-name="P1" draw:layer="layout" svg:x1="13.7cm" svg:y1="7.68cm" svg:x2="14.272cm" svg:y2="7.68cm">
            <text:p/>
          </draw:line>
          <draw:g>
            <draw:line draw:style-name="gr7" draw:text-style-name="P1" draw:layer="layout" svg:x1="13.986cm" svg:y1="8.137cm" svg:x2="13.757cm" svg:y2="8.366cm">
              <text:p/>
            </draw:line>
            <draw:line draw:style-name="gr7" draw:text-style-name="P1" draw:layer="layout" svg:x1="13.986cm" svg:y1="8.137cm" svg:x2="14.215cm" svg:y2="8.366cm">
              <text:p/>
            </draw:line>
          </draw:g>
        </draw:g>
        <draw:g>
          <draw:custom-shape draw:style-name="gr6" draw:text-style-name="P1" draw:layer="layout" svg:width="0.343cm" svg:height="0.343cm" svg:x="14.703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8.201cm" svg:x2="14.875cm" svg:y2="8.773cm">
            <text:p/>
          </draw:line>
          <draw:line draw:style-name="gr7" draw:text-style-name="P1" draw:layer="layout" svg:x1="14.589cm" svg:y1="8.315cm" svg:x2="15.161cm" svg:y2="8.315cm">
            <text:p/>
          </draw:line>
          <draw:g>
            <draw:line draw:style-name="gr7" draw:text-style-name="P1" draw:layer="layout" svg:x1="14.875cm" svg:y1="8.772cm" svg:x2="14.646cm" svg:y2="9.001cm">
              <text:p/>
            </draw:line>
            <draw:line draw:style-name="gr7" draw:text-style-name="P1" draw:layer="layout" svg:x1="14.875cm" svg:y1="8.772cm" svg:x2="15.104cm" svg:y2="9.001cm">
              <text:p/>
            </draw:line>
          </draw:g>
        </draw:g>
        <draw:frame draw:style-name="gr8" draw:text-style-name="P3" draw:layer="layout" svg:width="1.425cm" svg:height="0.645cm" svg:x="13.573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4.7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3.502cm" svg:x2="14.875cm" svg:y2="4.074cm">
            <text:p/>
          </draw:line>
          <draw:line draw:style-name="gr7" draw:text-style-name="P1" draw:layer="layout" svg:x1="14.589cm" svg:y1="3.616cm" svg:x2="15.161cm" svg:y2="3.616cm">
            <text:p/>
          </draw:line>
          <draw:g>
            <draw:line draw:style-name="gr7" draw:text-style-name="P1" draw:layer="layout" svg:x1="14.875cm" svg:y1="4.073cm" svg:x2="14.646cm" svg:y2="4.302cm">
              <text:p/>
            </draw:line>
            <draw:line draw:style-name="gr7" draw:text-style-name="P1" draw:layer="layout" svg:x1="14.875cm" svg:y1="4.073cm" svg:x2="15.104cm" svg:y2="4.302cm">
              <text:p/>
            </draw:line>
          </draw:g>
        </draw:g>
      </draw:page>
      <draw:page draw:name="page3" draw:style-name="dp1" draw:master-page-name="Default">
        <draw:line draw:style-name="gr2" draw:text-style-name="P1" draw:layer="layout" svg:x1="13.065cm" svg:y1="2.778cm" svg:x2="7.731cm" svg:y2="2.778cm">
          <text:p/>
        </draw:line>
        <draw:custom-shape draw:style-name="gr3" draw:text-style-name="P2" xml:id="id11" draw:id="id11" draw:layer="layout" svg:width="2.54cm" svg:height="1.693cm" svg:x="6.716cm" svg:y="5.022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0" draw:id="id10" draw:layer="layout" svg:width="1.397cm" svg:height="1.143cm" svg:x="4.556cm" svg:y="6.969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5.254cm" svg:y1="6.969cm" svg:x2="6.716cm" svg:y2="5.869cm" draw:start-shape="id10" draw:end-shape="id11" draw:end-glue-point="6" svg:d="m5254 6969c0-734 487-1100 1462-1100">
          <text:p/>
        </draw:connector>
        <draw:custom-shape draw:style-name="gr4" draw:text-style-name="P2" xml:id="id12" draw:id="id12" draw:layer="layout" svg:width="1.905cm" svg:height="1.27cm" svg:x="5.826cm" svg:y="2.27cm">
          <text:p text:style-name="P1"><text:span text:style-name="T1">E-Mail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3" draw:id="id13" draw:layer="layout" svg:width="1.905cm" svg:height="1.27cm" svg:x="9.764cm" svg:y="3.794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6.778cm" svg:y1="3.54cm" svg:x2="7.986cm" svg:y2="5.022cm" draw:start-shape="id12" draw:start-glue-point="2" draw:end-shape="id11" draw:end-glue-point="5" svg:d="m6778 3540c0 1111 1208 371 1208 1482">
          <text:p/>
        </draw:connector>
        <draw:connector draw:style-name="gr5" draw:text-style-name="P1" draw:layer="layout" draw:type="curve" svg:x1="9.764cm" svg:y1="4.429cm" svg:x2="7.986cm" svg:y2="5.022cm" draw:start-shape="id13" draw:start-glue-point="3" draw:end-shape="id11" draw:end-glue-point="5" svg:d="m9764 4429c-1186 0-1778 197-1778 593">
          <text:p/>
        </draw:connector>
        <draw:custom-shape draw:style-name="gr1" draw:text-style-name="P2" draw:layer="layout" svg:width="2.541cm" svg:height="1.27cm" svg:x="6.842cm" svg:y="8.11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905cm" svg:height="1.524cm" svg:x="9.765cm" svg:y="6.46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9.765cm" svg:y1="7.223cm" svg:x2="7.986cm" svg:y2="6.715cm" draw:start-shape="id14" draw:start-glue-point="3" draw:end-shape="id11" draw:end-glue-point="7" svg:d="m9765 7223c-1186 0-1779-169-1779-508">
          <text:p/>
        </draw:connector>
        <draw:line draw:style-name="gr2" draw:text-style-name="P1" draw:layer="layout" svg:x1="12.938cm" svg:y1="4.429cm" svg:x2="11.669cm" svg:y2="4.429cm">
          <text:p/>
        </draw:line>
        <draw:line draw:style-name="gr2" draw:text-style-name="P1" draw:layer="layout" svg:x1="12.938cm" svg:y1="7.096cm" svg:x2="11.669cm" svg:y2="7.096cm">
          <text:p/>
        </draw:line>
        <draw:line draw:style-name="gr2" draw:text-style-name="P1" draw:layer="layout" svg:x1="13.065cm" svg:y1="8.747cm" svg:x2="9.383cm" svg:y2="8.747cm">
          <text:p/>
        </draw:line>
        <draw:g>
          <draw:custom-shape draw:style-name="gr6" draw:text-style-name="P1" draw:layer="layout" svg:width="0.343cm" svg:height="0.343cm" svg:x="13.68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8.963cm" svg:x2="13.859cm" svg:y2="9.535cm">
            <text:p/>
          </draw:line>
          <draw:line draw:style-name="gr7" draw:text-style-name="P1" draw:layer="layout" svg:x1="13.573cm" svg:y1="9.077cm" svg:x2="14.145cm" svg:y2="9.077cm">
            <text:p/>
          </draw:line>
          <draw:g>
            <draw:line draw:style-name="gr7" draw:text-style-name="P1" draw:layer="layout" svg:x1="13.859cm" svg:y1="9.534cm" svg:x2="13.63cm" svg:y2="9.763cm">
              <text:p/>
            </draw:line>
            <draw:line draw:style-name="gr7" draw:text-style-name="P1" draw:layer="layout" svg:x1="13.859cm" svg:y1="9.534cm" svg:x2="14.088cm" svg:y2="9.763cm">
              <text:p/>
            </draw:line>
          </draw:g>
        </draw:g>
        <draw:g>
          <draw:custom-shape draw:style-name="gr6" draw:text-style-name="P1" draw:layer="layout" svg:width="0.343cm" svg:height="0.343cm" svg:x="13.814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2.994cm" svg:x2="13.986cm" svg:y2="3.566cm">
            <text:p/>
          </draw:line>
          <draw:line draw:style-name="gr7" draw:text-style-name="P1" draw:layer="layout" svg:x1="13.7cm" svg:y1="3.108cm" svg:x2="14.272cm" svg:y2="3.108cm">
            <text:p/>
          </draw:line>
          <draw:g>
            <draw:line draw:style-name="gr7" draw:text-style-name="P1" draw:layer="layout" svg:x1="13.986cm" svg:y1="3.565cm" svg:x2="13.757cm" svg:y2="3.794cm">
              <text:p/>
            </draw:line>
            <draw:line draw:style-name="gr7" draw:text-style-name="P1" draw:layer="layout" svg:x1="13.986cm" svg:y1="3.565cm" svg:x2="14.215cm" svg:y2="3.794cm">
              <text:p/>
            </draw:line>
          </draw:g>
        </draw:g>
        <draw:g>
          <draw:custom-shape draw:style-name="gr6" draw:text-style-name="P1" draw:layer="layout" svg:width="0.343cm" svg:height="0.343cm" svg:x="13.814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4.391cm" svg:x2="13.986cm" svg:y2="4.963cm">
            <text:p/>
          </draw:line>
          <draw:line draw:style-name="gr7" draw:text-style-name="P1" draw:layer="layout" svg:x1="13.7cm" svg:y1="4.505cm" svg:x2="14.272cm" svg:y2="4.505cm">
            <text:p/>
          </draw:line>
          <draw:g>
            <draw:line draw:style-name="gr7" draw:text-style-name="P1" draw:layer="layout" svg:x1="13.986cm" svg:y1="4.962cm" svg:x2="13.757cm" svg:y2="5.191cm">
              <text:p/>
            </draw:line>
            <draw:line draw:style-name="gr7" draw:text-style-name="P1" draw:layer="layout" svg:x1="13.986cm" svg:y1="4.962cm" svg:x2="14.215cm" svg:y2="5.191cm">
              <text:p/>
            </draw:line>
          </draw:g>
        </draw:g>
        <draw:g>
          <draw:custom-shape draw:style-name="gr6" draw:text-style-name="P1" draw:layer="layout" svg:width="0.343cm" svg:height="0.343cm" svg:x="14.703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772cm" svg:x2="14.875cm" svg:y2="5.344cm">
            <text:p/>
          </draw:line>
          <draw:line draw:style-name="gr7" draw:text-style-name="P1" draw:layer="layout" svg:x1="14.589cm" svg:y1="4.886cm" svg:x2="15.161cm" svg:y2="4.886cm">
            <text:p/>
          </draw:line>
          <draw:g>
            <draw:line draw:style-name="gr7" draw:text-style-name="P1" draw:layer="layout" svg:x1="14.875cm" svg:y1="5.343cm" svg:x2="14.646cm" svg:y2="5.572cm">
              <text:p/>
            </draw:line>
            <draw:line draw:style-name="gr7" draw:text-style-name="P1" draw:layer="layout" svg:x1="14.875cm" svg:y1="5.343cm" svg:x2="15.104cm" svg:y2="5.572cm">
              <text:p/>
            </draw:line>
          </draw:g>
        </draw:g>
        <draw:g>
          <draw:custom-shape draw:style-name="gr6" draw:text-style-name="P1" draw:layer="layout" svg:width="0.343cm" svg:height="0.343cm" svg:x="13.81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5.788cm" svg:x2="13.986cm" svg:y2="6.36cm">
            <text:p/>
          </draw:line>
          <draw:line draw:style-name="gr7" draw:text-style-name="P1" draw:layer="layout" svg:x1="13.7cm" svg:y1="5.902cm" svg:x2="14.272cm" svg:y2="5.902cm">
            <text:p/>
          </draw:line>
          <draw:g>
            <draw:line draw:style-name="gr7" draw:text-style-name="P1" draw:layer="layout" svg:x1="13.986cm" svg:y1="6.359cm" svg:x2="13.757cm" svg:y2="6.588cm">
              <text:p/>
            </draw:line>
            <draw:line draw:style-name="gr7" draw:text-style-name="P1" draw:layer="layout" svg:x1="13.986cm" svg:y1="6.359cm" svg:x2="14.215cm" svg:y2="6.588cm">
              <text:p/>
            </draw:line>
          </draw:g>
        </draw:g>
        <draw:g>
          <draw:custom-shape draw:style-name="gr6" draw:text-style-name="P1" draw:layer="layout" svg:width="0.343cm" svg:height="0.343cm" svg:x="14.766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938cm" svg:y1="6.55cm" svg:x2="14.938cm" svg:y2="7.122cm">
            <text:p/>
          </draw:line>
          <draw:line draw:style-name="gr7" draw:text-style-name="P1" draw:layer="layout" svg:x1="14.652cm" svg:y1="6.664cm" svg:x2="15.224cm" svg:y2="6.664cm">
            <text:p/>
          </draw:line>
          <draw:g>
            <draw:line draw:style-name="gr7" draw:text-style-name="P1" draw:layer="layout" svg:x1="14.938cm" svg:y1="7.121cm" svg:x2="14.709cm" svg:y2="7.35cm">
              <text:p/>
            </draw:line>
            <draw:line draw:style-name="gr7" draw:text-style-name="P1" draw:layer="layout" svg:x1="14.938cm" svg:y1="7.121cm" svg:x2="15.167cm" svg:y2="7.35cm">
              <text:p/>
            </draw:line>
          </draw:g>
        </draw:g>
        <draw:g>
          <draw:custom-shape draw:style-name="gr6" draw:text-style-name="P1" draw:layer="layout" svg:width="0.343cm" svg:height="0.343cm" svg:x="13.814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7.566cm" svg:x2="13.986cm" svg:y2="8.138cm">
            <text:p/>
          </draw:line>
          <draw:line draw:style-name="gr7" draw:text-style-name="P1" draw:layer="layout" svg:x1="13.7cm" svg:y1="7.68cm" svg:x2="14.272cm" svg:y2="7.68cm">
            <text:p/>
          </draw:line>
          <draw:g>
            <draw:line draw:style-name="gr7" draw:text-style-name="P1" draw:layer="layout" svg:x1="13.986cm" svg:y1="8.137cm" svg:x2="13.757cm" svg:y2="8.366cm">
              <text:p/>
            </draw:line>
            <draw:line draw:style-name="gr7" draw:text-style-name="P1" draw:layer="layout" svg:x1="13.986cm" svg:y1="8.137cm" svg:x2="14.215cm" svg:y2="8.366cm">
              <text:p/>
            </draw:line>
          </draw:g>
        </draw:g>
        <draw:g>
          <draw:custom-shape draw:style-name="gr6" draw:text-style-name="P1" draw:layer="layout" svg:width="0.343cm" svg:height="0.343cm" svg:x="14.703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8.201cm" svg:x2="14.875cm" svg:y2="8.773cm">
            <text:p/>
          </draw:line>
          <draw:line draw:style-name="gr7" draw:text-style-name="P1" draw:layer="layout" svg:x1="14.589cm" svg:y1="8.315cm" svg:x2="15.161cm" svg:y2="8.315cm">
            <text:p/>
          </draw:line>
          <draw:g>
            <draw:line draw:style-name="gr7" draw:text-style-name="P1" draw:layer="layout" svg:x1="14.875cm" svg:y1="8.772cm" svg:x2="14.646cm" svg:y2="9.001cm">
              <text:p/>
            </draw:line>
            <draw:line draw:style-name="gr7" draw:text-style-name="P1" draw:layer="layout" svg:x1="14.875cm" svg:y1="8.772cm" svg:x2="15.104cm" svg:y2="9.001cm">
              <text:p/>
            </draw:line>
          </draw:g>
        </draw:g>
        <draw:frame draw:style-name="gr8" draw:text-style-name="P3" draw:layer="layout" svg:width="1.425cm" svg:height="0.645cm" svg:x="13.573cm" svg:y="1.8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4.7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3.502cm" svg:x2="14.875cm" svg:y2="4.074cm">
            <text:p/>
          </draw:line>
          <draw:line draw:style-name="gr7" draw:text-style-name="P1" draw:layer="layout" svg:x1="14.589cm" svg:y1="3.616cm" svg:x2="15.161cm" svg:y2="3.616cm">
            <text:p/>
          </draw:line>
          <draw:g>
            <draw:line draw:style-name="gr7" draw:text-style-name="P1" draw:layer="layout" svg:x1="14.875cm" svg:y1="4.073cm" svg:x2="14.646cm" svg:y2="4.302cm">
              <text:p/>
            </draw:line>
            <draw:line draw:style-name="gr7" draw:text-style-name="P1" draw:layer="layout" svg:x1="14.875cm" svg:y1="4.073cm" svg:x2="15.104cm" svg:y2="4.302cm">
              <text:p/>
            </draw:line>
          </draw:g>
        </draw:g>
        <draw:connector draw:style-name="gr9" draw:text-style-name="P1" draw:layer="layout" draw:type="curve" svg:x1="5.826cm" svg:y1="2.905cm" svg:x2="6.716cm" svg:y2="5.869cm" draw:start-shape="id12" draw:start-glue-point="3" draw:end-shape="id11" draw:end-glue-point="6" svg:d="m5826 2905c-753 0-1198 2964 890 2964">
          <text:p/>
        </draw:connector>
        <draw:custom-shape draw:style-name="gr10" draw:text-style-name="P2" draw:layer="layout" svg:width="1.142cm" svg:height="1.016cm" svg:x="7.604cm" svg:y="8.747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1" draw:text-style-name="P2" draw:layer="layout" svg:width="1.142cm" svg:height="0.762cm" svg:x="10.144cm" svg:y="7.096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  <draw:page draw:name="page4" draw:style-name="dp1" draw:master-page-name="Default">
        <draw:line draw:style-name="gr2" draw:text-style-name="P1" draw:layer="layout" svg:x1="13.065cm" svg:y1="2.778cm" svg:x2="9.001cm" svg:y2="2.778cm">
          <text:p/>
        </draw:line>
        <draw:custom-shape draw:style-name="gr4" draw:text-style-name="P2" draw:layer="layout" svg:width="2.667cm" svg:height="1.651cm" svg:x="6.334cm" svg:y="2.27cm">
          <text:p text:style-name="P5"><text:span text:style-name="T1">E-Mail</text:span><text:span text:style-name="T1"><text:line-break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9" draw:id="id19" draw:layer="layout" svg:width="1.905cm" svg:height="1.778cm" svg:x="9.764cm" svg:y="3.794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1" draw:id="id21" draw:layer="layout" svg:width="2.541cm" svg:height="1.27cm" svg:x="6.842cm" svg:y="8.112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905cm" svg:height="1.524cm" svg:x="9.765cm" svg:y="6.461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938cm" svg:y1="4.429cm" svg:x2="11.669cm" svg:y2="4.429cm">
          <text:p/>
        </draw:line>
        <draw:line draw:style-name="gr2" draw:text-style-name="P1" draw:layer="layout" svg:x1="12.938cm" svg:y1="7.096cm" svg:x2="11.669cm" svg:y2="7.096cm">
          <text:p/>
        </draw:line>
        <draw:line draw:style-name="gr2" draw:text-style-name="P1" draw:layer="layout" svg:x1="13.065cm" svg:y1="8.747cm" svg:x2="9.383cm" svg:y2="8.747cm">
          <text:p/>
        </draw:line>
        <draw:g>
          <draw:custom-shape draw:style-name="gr6" draw:text-style-name="P1" draw:layer="layout" svg:width="0.343cm" svg:height="0.343cm" svg:x="13.687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859cm" svg:y1="8.963cm" svg:x2="13.859cm" svg:y2="9.535cm">
            <text:p/>
          </draw:line>
          <draw:line draw:style-name="gr7" draw:text-style-name="P1" draw:layer="layout" svg:x1="13.573cm" svg:y1="9.077cm" svg:x2="14.145cm" svg:y2="9.077cm">
            <text:p/>
          </draw:line>
          <draw:g>
            <draw:line draw:style-name="gr7" draw:text-style-name="P1" draw:layer="layout" svg:x1="13.859cm" svg:y1="9.534cm" svg:x2="13.63cm" svg:y2="9.763cm">
              <text:p/>
            </draw:line>
            <draw:line draw:style-name="gr7" draw:text-style-name="P1" draw:layer="layout" svg:x1="13.859cm" svg:y1="9.534cm" svg:x2="14.088cm" svg:y2="9.763cm">
              <text:p/>
            </draw:line>
          </draw:g>
        </draw:g>
        <draw:g>
          <draw:custom-shape draw:style-name="gr6" draw:text-style-name="P1" draw:layer="layout" svg:width="0.343cm" svg:height="0.343cm" svg:x="13.814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2.994cm" svg:x2="13.986cm" svg:y2="3.566cm">
            <text:p/>
          </draw:line>
          <draw:line draw:style-name="gr7" draw:text-style-name="P1" draw:layer="layout" svg:x1="13.7cm" svg:y1="3.108cm" svg:x2="14.272cm" svg:y2="3.108cm">
            <text:p/>
          </draw:line>
          <draw:g>
            <draw:line draw:style-name="gr7" draw:text-style-name="P1" draw:layer="layout" svg:x1="13.986cm" svg:y1="3.565cm" svg:x2="13.757cm" svg:y2="3.794cm">
              <text:p/>
            </draw:line>
            <draw:line draw:style-name="gr7" draw:text-style-name="P1" draw:layer="layout" svg:x1="13.986cm" svg:y1="3.565cm" svg:x2="14.215cm" svg:y2="3.794cm">
              <text:p/>
            </draw:line>
          </draw:g>
        </draw:g>
        <draw:g>
          <draw:custom-shape draw:style-name="gr6" draw:text-style-name="P1" draw:layer="layout" svg:width="0.343cm" svg:height="0.343cm" svg:x="13.814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4.391cm" svg:x2="13.986cm" svg:y2="4.963cm">
            <text:p/>
          </draw:line>
          <draw:line draw:style-name="gr7" draw:text-style-name="P1" draw:layer="layout" svg:x1="13.7cm" svg:y1="4.505cm" svg:x2="14.272cm" svg:y2="4.505cm">
            <text:p/>
          </draw:line>
          <draw:g>
            <draw:line draw:style-name="gr7" draw:text-style-name="P1" draw:layer="layout" svg:x1="13.986cm" svg:y1="4.962cm" svg:x2="13.757cm" svg:y2="5.191cm">
              <text:p/>
            </draw:line>
            <draw:line draw:style-name="gr7" draw:text-style-name="P1" draw:layer="layout" svg:x1="13.986cm" svg:y1="4.962cm" svg:x2="14.215cm" svg:y2="5.191cm">
              <text:p/>
            </draw:line>
          </draw:g>
        </draw:g>
        <draw:g>
          <draw:custom-shape draw:style-name="gr6" draw:text-style-name="P1" draw:layer="layout" svg:width="0.343cm" svg:height="0.343cm" svg:x="14.703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772cm" svg:x2="14.875cm" svg:y2="5.344cm">
            <text:p/>
          </draw:line>
          <draw:line draw:style-name="gr7" draw:text-style-name="P1" draw:layer="layout" svg:x1="14.589cm" svg:y1="4.886cm" svg:x2="15.161cm" svg:y2="4.886cm">
            <text:p/>
          </draw:line>
          <draw:g>
            <draw:line draw:style-name="gr7" draw:text-style-name="P1" draw:layer="layout" svg:x1="14.875cm" svg:y1="5.343cm" svg:x2="14.646cm" svg:y2="5.572cm">
              <text:p/>
            </draw:line>
            <draw:line draw:style-name="gr7" draw:text-style-name="P1" draw:layer="layout" svg:x1="14.875cm" svg:y1="5.343cm" svg:x2="15.104cm" svg:y2="5.572cm">
              <text:p/>
            </draw:line>
          </draw:g>
        </draw:g>
        <draw:g>
          <draw:custom-shape draw:style-name="gr6" draw:text-style-name="P1" draw:layer="layout" svg:width="0.343cm" svg:height="0.343cm" svg:x="13.814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5.788cm" svg:x2="13.986cm" svg:y2="6.36cm">
            <text:p/>
          </draw:line>
          <draw:line draw:style-name="gr7" draw:text-style-name="P1" draw:layer="layout" svg:x1="13.7cm" svg:y1="5.902cm" svg:x2="14.272cm" svg:y2="5.902cm">
            <text:p/>
          </draw:line>
          <draw:g>
            <draw:line draw:style-name="gr7" draw:text-style-name="P1" draw:layer="layout" svg:x1="13.986cm" svg:y1="6.359cm" svg:x2="13.757cm" svg:y2="6.588cm">
              <text:p/>
            </draw:line>
            <draw:line draw:style-name="gr7" draw:text-style-name="P1" draw:layer="layout" svg:x1="13.986cm" svg:y1="6.359cm" svg:x2="14.215cm" svg:y2="6.588cm">
              <text:p/>
            </draw:line>
          </draw:g>
        </draw:g>
        <draw:g>
          <draw:custom-shape draw:style-name="gr6" draw:text-style-name="P1" draw:layer="layout" svg:width="0.343cm" svg:height="0.343cm" svg:x="14.766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938cm" svg:y1="6.55cm" svg:x2="14.938cm" svg:y2="7.122cm">
            <text:p/>
          </draw:line>
          <draw:line draw:style-name="gr7" draw:text-style-name="P1" draw:layer="layout" svg:x1="14.652cm" svg:y1="6.664cm" svg:x2="15.224cm" svg:y2="6.664cm">
            <text:p/>
          </draw:line>
          <draw:g>
            <draw:line draw:style-name="gr7" draw:text-style-name="P1" draw:layer="layout" svg:x1="14.938cm" svg:y1="7.121cm" svg:x2="14.709cm" svg:y2="7.35cm">
              <text:p/>
            </draw:line>
            <draw:line draw:style-name="gr7" draw:text-style-name="P1" draw:layer="layout" svg:x1="14.938cm" svg:y1="7.121cm" svg:x2="15.167cm" svg:y2="7.35cm">
              <text:p/>
            </draw:line>
          </draw:g>
        </draw:g>
        <draw:g>
          <draw:custom-shape draw:style-name="gr6" draw:text-style-name="P1" draw:layer="layout" svg:width="0.343cm" svg:height="0.343cm" svg:x="13.814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3.986cm" svg:y1="7.566cm" svg:x2="13.986cm" svg:y2="8.138cm">
            <text:p/>
          </draw:line>
          <draw:line draw:style-name="gr7" draw:text-style-name="P1" draw:layer="layout" svg:x1="13.7cm" svg:y1="7.68cm" svg:x2="14.272cm" svg:y2="7.68cm">
            <text:p/>
          </draw:line>
          <draw:g>
            <draw:line draw:style-name="gr7" draw:text-style-name="P1" draw:layer="layout" svg:x1="13.986cm" svg:y1="8.137cm" svg:x2="13.757cm" svg:y2="8.366cm">
              <text:p/>
            </draw:line>
            <draw:line draw:style-name="gr7" draw:text-style-name="P1" draw:layer="layout" svg:x1="13.986cm" svg:y1="8.137cm" svg:x2="14.215cm" svg:y2="8.366cm">
              <text:p/>
            </draw:line>
          </draw:g>
        </draw:g>
        <draw:g>
          <draw:custom-shape draw:style-name="gr6" draw:text-style-name="P1" draw:layer="layout" svg:width="0.343cm" svg:height="0.343cm" svg:x="14.703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8.201cm" svg:x2="14.875cm" svg:y2="8.773cm">
            <text:p/>
          </draw:line>
          <draw:line draw:style-name="gr7" draw:text-style-name="P1" draw:layer="layout" svg:x1="14.589cm" svg:y1="8.315cm" svg:x2="15.161cm" svg:y2="8.315cm">
            <text:p/>
          </draw:line>
          <draw:g>
            <draw:line draw:style-name="gr7" draw:text-style-name="P1" draw:layer="layout" svg:x1="14.875cm" svg:y1="8.772cm" svg:x2="14.646cm" svg:y2="9.001cm">
              <text:p/>
            </draw:line>
            <draw:line draw:style-name="gr7" draw:text-style-name="P1" draw:layer="layout" svg:x1="14.875cm" svg:y1="8.772cm" svg:x2="15.104cm" svg:y2="9.001cm">
              <text:p/>
            </draw:line>
          </draw:g>
        </draw:g>
        <draw:frame draw:style-name="gr8" draw:text-style-name="P3" draw:layer="layout" svg:width="1.425cm" svg:height="0.645cm" svg:x="13.573cm" svg:y="1.889cm">
          <draw:text-box>
            <text:p text:style-name="P6"><text:span text:style-name="T1">Users</text:span></text:p>
          </draw:text-box>
        </draw:frame>
        <draw:g>
          <draw:custom-shape draw:style-name="gr6" draw:text-style-name="P1" draw:layer="layout" svg:width="0.343cm" svg:height="0.343cm" svg:x="14.703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3.502cm" svg:x2="14.875cm" svg:y2="4.074cm">
            <text:p/>
          </draw:line>
          <draw:line draw:style-name="gr7" draw:text-style-name="P1" draw:layer="layout" svg:x1="14.589cm" svg:y1="3.616cm" svg:x2="15.161cm" svg:y2="3.616cm">
            <text:p/>
          </draw:line>
          <draw:g>
            <draw:line draw:style-name="gr7" draw:text-style-name="P1" draw:layer="layout" svg:x1="14.875cm" svg:y1="4.073cm" svg:x2="14.646cm" svg:y2="4.302cm">
              <text:p/>
            </draw:line>
            <draw:line draw:style-name="gr7" draw:text-style-name="P1" draw:layer="layout" svg:x1="14.875cm" svg:y1="4.073cm" svg:x2="15.104cm" svg:y2="4.302cm">
              <text:p/>
            </draw:line>
          </draw:g>
        </draw:g>
        <draw:connector draw:style-name="gr12" draw:text-style-name="P1" draw:layer="layout" draw:type="curve" svg:x1="7.096cm" svg:y1="4.175cm" svg:x2="5.191cm" svg:y2="5.699cm" draw:start-shape="id15" draw:start-glue-point="6" draw:end-shape="id16" draw:end-glue-point="1" svg:d="m7096 4175c-1428 0-476 1524-1905 1524">
          <text:p/>
        </draw:connector>
        <draw:custom-shape draw:style-name="gr10" draw:text-style-name="P2" draw:layer="layout" svg:width="1.142cm" svg:height="1.016cm" svg:x="7.604cm" svg:y="8.747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10.144cm" svg:y="7.096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17" draw:id="id17" draw:layer="layout" svg:width="1.524cm" svg:height="1.016cm" svg:x="3.957cm" svg:y="7.477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0.19cm" svg:x1="4.719cm" svg:y1="7.477cm" svg:x2="4.048cm" svg:y2="6.334cm" draw:start-shape="id17" draw:end-shape="id16" draw:end-glue-point="2" svg:d="m4719 7477c0-571-671 0-671-1143">
          <text:p/>
        </draw:connector>
        <draw:custom-shape draw:style-name="gr14" draw:text-style-name="P2" xml:id="id16" draw:id="id16" draw:layer="layout" svg:width="2.286cm" svg:height="1.27cm" svg:x="2.905cm" svg:y="5.064cm">
          <text:p text:style-name="P1"><text:span text:style-name="T1">Provisioning</text:span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0.343cm" svg:height="0.343cm" svg:x="2.801cm" svg:y="3.6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2.973cm" svg:y1="4.01cm" svg:x2="2.973cm" svg:y2="4.582cm">
            <text:p/>
          </draw:line>
          <draw:line draw:style-name="gr7" draw:text-style-name="P1" draw:layer="layout" svg:x1="2.687cm" svg:y1="4.124cm" svg:x2="3.259cm" svg:y2="4.124cm">
            <text:p/>
          </draw:line>
          <draw:g>
            <draw:line draw:style-name="gr7" draw:text-style-name="P1" draw:layer="layout" svg:x1="2.973cm" svg:y1="4.581cm" svg:x2="2.744cm" svg:y2="4.81cm">
              <text:p/>
            </draw:line>
            <draw:line draw:style-name="gr7" draw:text-style-name="P1" draw:layer="layout" svg:x1="2.973cm" svg:y1="4.581cm" svg:x2="3.202cm" svg:y2="4.81cm">
              <text:p/>
            </draw:line>
          </draw:g>
        </draw:g>
        <draw:g>
          <draw:custom-shape draw:style-name="gr6" draw:text-style-name="P1" draw:layer="layout" svg:width="0.343cm" svg:height="0.343cm" svg:x="4.261cm" svg:y="3.41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4.433cm" svg:y1="3.756cm" svg:x2="4.433cm" svg:y2="4.328cm">
            <text:p/>
          </draw:line>
          <draw:line draw:style-name="gr7" draw:text-style-name="P1" draw:layer="layout" svg:x1="4.147cm" svg:y1="3.87cm" svg:x2="4.719cm" svg:y2="3.87cm">
            <text:p/>
          </draw:line>
          <draw:g>
            <draw:line draw:style-name="gr7" draw:text-style-name="P1" draw:layer="layout" svg:x1="4.433cm" svg:y1="4.327cm" svg:x2="4.204cm" svg:y2="4.556cm">
              <text:p/>
            </draw:line>
            <draw:line draw:style-name="gr7" draw:text-style-name="P1" draw:layer="layout" svg:x1="4.433cm" svg:y1="4.327cm" svg:x2="4.662cm" svg:y2="4.556cm">
              <text:p/>
            </draw:line>
          </draw:g>
        </draw:g>
        <draw:g>
          <draw:custom-shape draw:style-name="gr6" draw:text-style-name="P1" draw:layer="layout" svg:width="0.343cm" svg:height="0.343cm" svg:x="4.833cm" svg:y="3.7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005cm" svg:y1="4.137cm" svg:x2="5.005cm" svg:y2="4.709cm">
            <text:p/>
          </draw:line>
          <draw:line draw:style-name="gr7" draw:text-style-name="P1" draw:layer="layout" svg:x1="4.719cm" svg:y1="4.251cm" svg:x2="5.291cm" svg:y2="4.251cm">
            <text:p/>
          </draw:line>
          <draw:g>
            <draw:line draw:style-name="gr7" draw:text-style-name="P1" draw:layer="layout" svg:x1="5.005cm" svg:y1="4.708cm" svg:x2="4.776cm" svg:y2="4.937cm">
              <text:p/>
            </draw:line>
            <draw:line draw:style-name="gr7" draw:text-style-name="P1" draw:layer="layout" svg:x1="5.005cm" svg:y1="4.708cm" svg:x2="5.234cm" svg:y2="4.937cm">
              <text:p/>
            </draw:line>
          </draw:g>
        </draw:g>
        <draw:frame draw:style-name="gr8" draw:text-style-name="P3" draw:layer="layout" svg:width="1.675cm" svg:height="1.039cm" svg:x="1.889cm" svg:y="2.628cm">
          <draw:text-box>
            <text:p><text:span text:style-name="T1">System</text:span><text:span text:style-name="T1"><text:line-break/></text:span><text:span text:style-name="T1">Admin</text:span></text:p>
          </draw:text-box>
        </draw:frame>
        <draw:frame draw:style-name="gr8" draw:text-style-name="P3" draw:layer="layout" svg:width="2.123cm" svg:height="1.039cm" svg:x="3.703cm" svg:y="2.397cm">
          <draw:text-box>
            <text:p><text:span text:style-name="T1">Requester</text:span><text:span text:style-name="T1"><text:line-break/></text:span><text:span text:style-name="T1">Approver</text:span></text:p>
          </draw:text-box>
        </draw:frame>
        <draw:custom-shape draw:style-name="gr4" draw:text-style-name="P2" xml:id="id18" draw:id="id18" draw:layer="layout" svg:width="1.524cm" svg:height="0.889cm" svg:x="2.433cm" svg:y="9.001cm">
          <text:p text:style-name="P1"><text:span text:style-name="T1">CRM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318cm" svg:x1="3.195cm" svg:y1="9.001cm" svg:x2="4.048cm" svg:y2="6.334cm" draw:start-shape="id18" draw:start-glue-point="0" draw:end-shape="id16" draw:end-glue-point="2" svg:d="m3195 9001c0-2478 853-1145 853-2667">
          <text:p/>
        </draw:connector>
        <draw:custom-shape draw:style-name="gr10" draw:text-style-name="P2" xml:id="id15" draw:id="id15" draw:layer="layout" svg:width="1.142cm" svg:height="1.27cm" svg:x="7.096cm" svg:y="3.54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3" draw:text-style-name="P2" draw:layer="layout" svg:width="1.142cm" svg:height="0.762cm" svg:x="10.145cm" svg:y="4.556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2" draw:text-style-name="P1" draw:layer="layout" draw:type="curve" draw:line-skew="0.444cm" svg:x1="9.764cm" svg:y1="4.683cm" svg:x2="5.191cm" svg:y2="5.699cm" draw:start-shape="id19" draw:end-shape="id16" draw:end-glue-point="1" svg:d="m9764 4683c-2764 0-478 1016-4573 1016">
          <text:p/>
        </draw:connector>
        <draw:connector draw:style-name="gr12" draw:text-style-name="P1" draw:layer="layout" draw:type="curve" draw:line-skew="0.492cm" svg:x1="9.765cm" svg:y1="7.223cm" svg:x2="5.191cm" svg:y2="5.699cm" draw:start-shape="id20" draw:start-glue-point="3" draw:end-shape="id16" draw:end-glue-point="1" svg:d="m9765 7223c-2692 0-406-1524-4574-1524">
          <text:p/>
        </draw:connector>
        <draw:connector draw:style-name="gr12" draw:text-style-name="P1" draw:layer="layout" draw:type="curve" svg:x1="8.112cm" svg:y1="8.112cm" svg:x2="5.191cm" svg:y2="5.699cm" draw:start-shape="id21" draw:start-glue-point="0" draw:end-shape="id16" draw:end-glue-point="1" svg:d="m8112 8112c0-1609-973-2413-2921-2413">
          <text:p/>
        </draw:connector>
      </draw:page>
      <draw:page draw:name="page5" draw:style-name="dp1" draw:master-page-name="Default">
        <draw:line draw:style-name="gr2" draw:text-style-name="P1" draw:layer="layout" svg:x1="9.255cm" svg:y1="2.778cm" svg:x2="4.811cm" svg:y2="2.778cm">
          <text:p/>
        </draw:line>
        <draw:custom-shape draw:style-name="gr3" draw:text-style-name="P2" xml:id="id23" draw:id="id23" draw:layer="layout" svg:width="2.54cm" svg:height="1.693cm" svg:x="2.144cm" svg:y="5.022cm">
          <text:p text:style-name="P5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9" draw:text-style-name="P1" draw:layer="layout" draw:type="curve" svg:x1="7.731cm" svg:y1="5.89cm" svg:x2="4.684cm" svg:y2="5.868cm" draw:start-shape="id22" draw:start-glue-point="3" draw:end-shape="id23" svg:d="m7731 5890c-2284 0-761-22-3047-22">
          <text:p/>
        </draw:connector>
        <draw:custom-shape draw:style-name="gr4" draw:text-style-name="P2" draw:layer="layout" svg:width="1.905cm" svg:height="1.27cm" svg:x="2.906cm" svg:y="2.27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27cm" svg:x="5.192cm" svg:y="3.794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27cm" svg:x="2.906cm" svg:y="7.858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905cm" svg:height="1.27cm" svg:x="5.193cm" svg:y="6.461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9.255cm" svg:y1="4.429cm" svg:x2="7.097cm" svg:y2="4.429cm">
          <text:p/>
        </draw:line>
        <draw:line draw:style-name="gr2" draw:text-style-name="P1" draw:layer="layout" svg:x1="9.128cm" svg:y1="7.096cm" svg:x2="7.097cm" svg:y2="7.096cm">
          <text:p/>
        </draw:line>
        <draw:line draw:style-name="gr2" draw:text-style-name="P1" draw:layer="layout" svg:x1="9.255cm" svg:y1="8.493cm" svg:x2="4.811cm" svg:y2="8.493cm">
          <text:p/>
        </draw:line>
        <draw:g>
          <draw:custom-shape draw:style-name="gr6" draw:text-style-name="P1" draw:layer="layout" svg:width="0.343cm" svg:height="0.343cm" svg:x="9.623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795cm" svg:y1="8.963cm" svg:x2="9.795cm" svg:y2="9.535cm">
            <text:p/>
          </draw:line>
          <draw:line draw:style-name="gr7" draw:text-style-name="P1" draw:layer="layout" svg:x1="9.509cm" svg:y1="9.077cm" svg:x2="10.081cm" svg:y2="9.077cm">
            <text:p/>
          </draw:line>
          <draw:g>
            <draw:line draw:style-name="gr7" draw:text-style-name="P1" draw:layer="layout" svg:x1="9.795cm" svg:y1="9.534cm" svg:x2="9.566cm" svg:y2="9.763cm">
              <text:p/>
            </draw:line>
            <draw:line draw:style-name="gr7" draw:text-style-name="P1" draw:layer="layout" svg:x1="9.795cm" svg:y1="9.534cm" svg:x2="10.024cm" svg:y2="9.763cm">
              <text:p/>
            </draw:line>
          </draw:g>
        </draw:g>
        <draw:g>
          <draw:custom-shape draw:style-name="gr6" draw:text-style-name="P1" draw:layer="layout" svg:width="0.343cm" svg:height="0.343cm" svg:x="9.75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2.994cm" svg:x2="9.922cm" svg:y2="3.566cm">
            <text:p/>
          </draw:line>
          <draw:line draw:style-name="gr7" draw:text-style-name="P1" draw:layer="layout" svg:x1="9.636cm" svg:y1="3.108cm" svg:x2="10.208cm" svg:y2="3.108cm">
            <text:p/>
          </draw:line>
          <draw:g>
            <draw:line draw:style-name="gr7" draw:text-style-name="P1" draw:layer="layout" svg:x1="9.922cm" svg:y1="3.565cm" svg:x2="9.693cm" svg:y2="3.794cm">
              <text:p/>
            </draw:line>
            <draw:line draw:style-name="gr7" draw:text-style-name="P1" draw:layer="layout" svg:x1="9.922cm" svg:y1="3.565cm" svg:x2="10.151cm" svg:y2="3.794cm">
              <text:p/>
            </draw:line>
          </draw:g>
        </draw:g>
        <draw:g>
          <draw:custom-shape draw:style-name="gr6" draw:text-style-name="P1" draw:layer="layout" svg:width="0.343cm" svg:height="0.343cm" svg:x="9.75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4.391cm" svg:x2="9.922cm" svg:y2="4.963cm">
            <text:p/>
          </draw:line>
          <draw:line draw:style-name="gr7" draw:text-style-name="P1" draw:layer="layout" svg:x1="9.636cm" svg:y1="4.505cm" svg:x2="10.208cm" svg:y2="4.505cm">
            <text:p/>
          </draw:line>
          <draw:g>
            <draw:line draw:style-name="gr7" draw:text-style-name="P1" draw:layer="layout" svg:x1="9.922cm" svg:y1="4.962cm" svg:x2="9.693cm" svg:y2="5.191cm">
              <text:p/>
            </draw:line>
            <draw:line draw:style-name="gr7" draw:text-style-name="P1" draw:layer="layout" svg:x1="9.922cm" svg:y1="4.962cm" svg:x2="10.151cm" svg:y2="5.191cm">
              <text:p/>
            </draw:line>
          </draw:g>
        </draw:g>
        <draw:g>
          <draw:custom-shape draw:style-name="gr6" draw:text-style-name="P1" draw:layer="layout" svg:width="0.343cm" svg:height="0.343cm" svg:x="10.639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11cm" svg:y1="4.772cm" svg:x2="10.811cm" svg:y2="5.344cm">
            <text:p/>
          </draw:line>
          <draw:line draw:style-name="gr7" draw:text-style-name="P1" draw:layer="layout" svg:x1="10.525cm" svg:y1="4.886cm" svg:x2="11.097cm" svg:y2="4.886cm">
            <text:p/>
          </draw:line>
          <draw:g>
            <draw:line draw:style-name="gr7" draw:text-style-name="P1" draw:layer="layout" svg:x1="10.811cm" svg:y1="5.343cm" svg:x2="10.582cm" svg:y2="5.572cm">
              <text:p/>
            </draw:line>
            <draw:line draw:style-name="gr7" draw:text-style-name="P1" draw:layer="layout" svg:x1="10.811cm" svg:y1="5.343cm" svg:x2="11.04cm" svg:y2="5.572cm">
              <text:p/>
            </draw:line>
          </draw:g>
        </draw:g>
        <draw:g>
          <draw:custom-shape draw:style-name="gr6" draw:text-style-name="P1" draw:layer="layout" svg:width="0.343cm" svg:height="0.343cm" svg:x="9.75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5.788cm" svg:x2="9.922cm" svg:y2="6.36cm">
            <text:p/>
          </draw:line>
          <draw:line draw:style-name="gr7" draw:text-style-name="P1" draw:layer="layout" svg:x1="9.636cm" svg:y1="5.902cm" svg:x2="10.208cm" svg:y2="5.902cm">
            <text:p/>
          </draw:line>
          <draw:g>
            <draw:line draw:style-name="gr7" draw:text-style-name="P1" draw:layer="layout" svg:x1="9.922cm" svg:y1="6.359cm" svg:x2="9.693cm" svg:y2="6.588cm">
              <text:p/>
            </draw:line>
            <draw:line draw:style-name="gr7" draw:text-style-name="P1" draw:layer="layout" svg:x1="9.922cm" svg:y1="6.359cm" svg:x2="10.151cm" svg:y2="6.588cm">
              <text:p/>
            </draw:line>
          </draw:g>
        </draw:g>
        <draw:g>
          <draw:custom-shape draw:style-name="gr6" draw:text-style-name="P1" draw:layer="layout" svg:width="0.343cm" svg:height="0.343cm" svg:x="10.702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74cm" svg:y1="6.55cm" svg:x2="10.874cm" svg:y2="7.122cm">
            <text:p/>
          </draw:line>
          <draw:line draw:style-name="gr7" draw:text-style-name="P1" draw:layer="layout" svg:x1="10.588cm" svg:y1="6.664cm" svg:x2="11.16cm" svg:y2="6.664cm">
            <text:p/>
          </draw:line>
          <draw:g>
            <draw:line draw:style-name="gr7" draw:text-style-name="P1" draw:layer="layout" svg:x1="10.874cm" svg:y1="7.121cm" svg:x2="10.645cm" svg:y2="7.35cm">
              <text:p/>
            </draw:line>
            <draw:line draw:style-name="gr7" draw:text-style-name="P1" draw:layer="layout" svg:x1="10.874cm" svg:y1="7.121cm" svg:x2="11.103cm" svg:y2="7.35cm">
              <text:p/>
            </draw:line>
          </draw:g>
        </draw:g>
        <draw:g>
          <draw:custom-shape draw:style-name="gr6" draw:text-style-name="P1" draw:layer="layout" svg:width="0.343cm" svg:height="0.343cm" svg:x="9.75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9.922cm" svg:y1="7.566cm" svg:x2="9.922cm" svg:y2="8.138cm">
            <text:p/>
          </draw:line>
          <draw:line draw:style-name="gr7" draw:text-style-name="P1" draw:layer="layout" svg:x1="9.636cm" svg:y1="7.68cm" svg:x2="10.208cm" svg:y2="7.68cm">
            <text:p/>
          </draw:line>
          <draw:g>
            <draw:line draw:style-name="gr7" draw:text-style-name="P1" draw:layer="layout" svg:x1="9.922cm" svg:y1="8.137cm" svg:x2="9.693cm" svg:y2="8.366cm">
              <text:p/>
            </draw:line>
            <draw:line draw:style-name="gr7" draw:text-style-name="P1" draw:layer="layout" svg:x1="9.922cm" svg:y1="8.137cm" svg:x2="10.151cm" svg:y2="8.366cm">
              <text:p/>
            </draw:line>
          </draw:g>
        </draw:g>
        <draw:g>
          <draw:custom-shape draw:style-name="gr6" draw:text-style-name="P1" draw:layer="layout" svg:width="0.343cm" svg:height="0.343cm" svg:x="10.639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11cm" svg:y1="8.201cm" svg:x2="10.811cm" svg:y2="8.773cm">
            <text:p/>
          </draw:line>
          <draw:line draw:style-name="gr7" draw:text-style-name="P1" draw:layer="layout" svg:x1="10.525cm" svg:y1="8.315cm" svg:x2="11.097cm" svg:y2="8.315cm">
            <text:p/>
          </draw:line>
          <draw:g>
            <draw:line draw:style-name="gr7" draw:text-style-name="P1" draw:layer="layout" svg:x1="10.811cm" svg:y1="8.772cm" svg:x2="10.582cm" svg:y2="9.001cm">
              <text:p/>
            </draw:line>
            <draw:line draw:style-name="gr7" draw:text-style-name="P1" draw:layer="layout" svg:x1="10.811cm" svg:y1="8.772cm" svg:x2="11.04cm" svg:y2="9.001cm">
              <text:p/>
            </draw:line>
          </draw:g>
        </draw:g>
        <draw:frame draw:style-name="gr8" draw:text-style-name="P3" draw:layer="layout" svg:width="1.425cm" svg:height="0.645cm" svg:x="9.509cm" svg:y="1.889cm">
          <draw:text-box>
            <text:p text:style-name="P6"><text:span text:style-name="T1">Users</text:span></text:p>
          </draw:text-box>
        </draw:frame>
        <draw:g>
          <draw:custom-shape draw:style-name="gr6" draw:text-style-name="P1" draw:layer="layout" svg:width="0.343cm" svg:height="0.343cm" svg:x="10.639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0.811cm" svg:y1="3.502cm" svg:x2="10.811cm" svg:y2="4.074cm">
            <text:p/>
          </draw:line>
          <draw:line draw:style-name="gr7" draw:text-style-name="P1" draw:layer="layout" svg:x1="10.525cm" svg:y1="3.616cm" svg:x2="11.097cm" svg:y2="3.616cm">
            <text:p/>
          </draw:line>
          <draw:g>
            <draw:line draw:style-name="gr7" draw:text-style-name="P1" draw:layer="layout" svg:x1="10.811cm" svg:y1="4.073cm" svg:x2="10.582cm" svg:y2="4.302cm">
              <text:p/>
            </draw:line>
            <draw:line draw:style-name="gr7" draw:text-style-name="P1" draw:layer="layout" svg:x1="10.811cm" svg:y1="4.073cm" svg:x2="11.04cm" svg:y2="4.302cm">
              <text:p/>
            </draw:line>
          </draw:g>
        </draw:g>
        <draw:custom-shape draw:style-name="gr15" draw:text-style-name="P2" xml:id="id22" draw:id="id22" draw:layer="layout" svg:width="0.762cm" svg:height="7.239cm" svg:x="7.731cm" svg:y="2.271cm">
          <text:p text:style-name="P1"><text:span text:style-name="T1">A</text:span><text:span text:style-name="T1"><text:line-break/></text:span><text:span text:style-name="T1">c</text:span><text:span text:style-name="T1"><text:line-break/></text:span><text:span text:style-name="T1">c</text:span><text:span text:style-name="T1"><text:line-break/></text:span><text:span text:style-name="T1">e</text:span><text:span text:style-name="T1"><text:line-break/></text:span><text:span text:style-name="T1">s</text:span><text:span text:style-name="T1"><text:line-break/></text:span><text:span text:style-name="T1">s</text:span><text:span text:style-name="T1"><text:line-break/></text:span><text:span text:style-name="T1"><text:line-break/></text:span><text:span text:style-name="T1">M</text:span></text:p>
          <text:p text:style-name="P1"><text:span text:style-name="T1">a</text:span><text:span text:style-name="T1"><text:line-break/></text:span><text:span text:style-name="T1">n</text:span><text:span text:style-name="T1"><text:line-break/></text:span><text:span text:style-name="T1">a</text:span><text:span text:style-name="T1"><text:line-break/></text:span><text:span text:style-name="T1">g</text:span><text:span text:style-name="T1"><text:line-break/></text:span><text:span text:style-name="T1">e</text:span><text:span text:style-name="T1"><text:line-break/></text:span><text:span text:style-name="T1">m</text:span><text:span text:style-name="T1"><text:line-break/></text:span><text:span text:style-name="T1">e</text:span><text:span text:style-name="T1"><text:line-break/></text:span><text:span text:style-name="T1">n</text:span></text:p>
          <text:p text:style-name="P1"><text:span text:style-name="T1">t</text:span></text:p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Default">
        <draw:custom-shape draw:style-name="gr16" draw:text-style-name="P1" draw:layer="layout" svg:width="4.191cm" svg:height="2.413cm" svg:x="6.08cm" svg:y="7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" draw:layer="layout" svg:width="3.937cm" svg:height="2.413cm" svg:x="8.62cm" svg:y="5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" draw:layer="layout" svg:width="6.985cm" svg:height="3.81cm" svg:x="5.318cm" svg:y="1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draw:layer="layout" svg:width="3.81cm" svg:height="1.143cm" svg:x="7.223cm" svg:y="3.413cm">
          <text:p text:style-name="P5"><text:span text:style-name="T1">Identity Provid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54cm" svg:height="1.693cm" svg:x="7.731cm" svg:y="2.101cm">
          <text:p text:style-name="P5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draw:layer="layout" svg:width="2.541cm" svg:height="1.27cm" svg:x="6.842cm" svg:y="8.112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905cm" svg:height="1.524cm" svg:x="9.765cm" svg:y="5.699cm">
          <text:p text:style-name="P5"><text:span text:style-name="T1">Application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4.208cm" svg:y1="4.048cm" svg:x2="11.033cm" svg:y2="4.048cm">
          <text:p/>
        </draw:line>
        <draw:line draw:style-name="gr2" draw:text-style-name="P1" draw:layer="layout" svg:x1="14.081cm" svg:y1="6.334cm" svg:x2="11.669cm" svg:y2="6.334cm">
          <text:p/>
        </draw:line>
        <draw:line draw:style-name="gr2" draw:text-style-name="P1" draw:layer="layout" svg:x1="14.081cm" svg:y1="8.747cm" svg:x2="9.383cm" svg:y2="8.747cm">
          <text:p/>
        </draw:line>
        <draw:g>
          <draw:custom-shape draw:style-name="gr6" draw:text-style-name="P1" draw:layer="layout" svg:width="0.343cm" svg:height="0.343cm" svg:x="14.576cm" svg:y="8.6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748cm" svg:y1="8.963cm" svg:x2="14.748cm" svg:y2="9.535cm">
            <text:p/>
          </draw:line>
          <draw:line draw:style-name="gr7" draw:text-style-name="P1" draw:layer="layout" svg:x1="14.462cm" svg:y1="9.077cm" svg:x2="15.034cm" svg:y2="9.077cm">
            <text:p/>
          </draw:line>
          <draw:g>
            <draw:line draw:style-name="gr7" draw:text-style-name="P1" draw:layer="layout" svg:x1="14.748cm" svg:y1="9.534cm" svg:x2="14.519cm" svg:y2="9.763cm">
              <text:p/>
            </draw:line>
            <draw:line draw:style-name="gr7" draw:text-style-name="P1" draw:layer="layout" svg:x1="14.748cm" svg:y1="9.534cm" svg:x2="14.977cm" svg:y2="9.763cm">
              <text:p/>
            </draw:line>
          </draw:g>
        </draw:g>
        <draw:g>
          <draw:custom-shape draw:style-name="gr6" draw:text-style-name="P1" draw:layer="layout" svg:width="0.343cm" svg:height="0.343cm" svg:x="14.703cm" svg:y="2.65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2.994cm" svg:x2="14.875cm" svg:y2="3.566cm">
            <text:p/>
          </draw:line>
          <draw:line draw:style-name="gr7" draw:text-style-name="P1" draw:layer="layout" svg:x1="14.589cm" svg:y1="3.108cm" svg:x2="15.161cm" svg:y2="3.108cm">
            <text:p/>
          </draw:line>
          <draw:g>
            <draw:line draw:style-name="gr7" draw:text-style-name="P1" draw:layer="layout" svg:x1="14.875cm" svg:y1="3.565cm" svg:x2="14.646cm" svg:y2="3.794cm">
              <text:p/>
            </draw:line>
            <draw:line draw:style-name="gr7" draw:text-style-name="P1" draw:layer="layout" svg:x1="14.875cm" svg:y1="3.565cm" svg:x2="15.104cm" svg:y2="3.794cm">
              <text:p/>
            </draw:line>
          </draw:g>
        </draw:g>
        <draw:g>
          <draw:custom-shape draw:style-name="gr6" draw:text-style-name="P1" draw:layer="layout" svg:width="0.343cm" svg:height="0.343cm" svg:x="14.703cm" svg:y="4.04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4.391cm" svg:x2="14.875cm" svg:y2="4.963cm">
            <text:p/>
          </draw:line>
          <draw:line draw:style-name="gr7" draw:text-style-name="P1" draw:layer="layout" svg:x1="14.589cm" svg:y1="4.505cm" svg:x2="15.161cm" svg:y2="4.505cm">
            <text:p/>
          </draw:line>
          <draw:g>
            <draw:line draw:style-name="gr7" draw:text-style-name="P1" draw:layer="layout" svg:x1="14.875cm" svg:y1="4.962cm" svg:x2="14.646cm" svg:y2="5.191cm">
              <text:p/>
            </draw:line>
            <draw:line draw:style-name="gr7" draw:text-style-name="P1" draw:layer="layout" svg:x1="14.875cm" svg:y1="4.962cm" svg:x2="15.104cm" svg:y2="5.191cm">
              <text:p/>
            </draw:line>
          </draw:g>
        </draw:g>
        <draw:g>
          <draw:custom-shape draw:style-name="gr6" draw:text-style-name="P1" draw:layer="layout" svg:width="0.343cm" svg:height="0.343cm" svg:x="15.592cm" svg:y="4.42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764cm" svg:y1="4.772cm" svg:x2="15.764cm" svg:y2="5.344cm">
            <text:p/>
          </draw:line>
          <draw:line draw:style-name="gr7" draw:text-style-name="P1" draw:layer="layout" svg:x1="15.478cm" svg:y1="4.886cm" svg:x2="16.05cm" svg:y2="4.886cm">
            <text:p/>
          </draw:line>
          <draw:g>
            <draw:line draw:style-name="gr7" draw:text-style-name="P1" draw:layer="layout" svg:x1="15.764cm" svg:y1="5.343cm" svg:x2="15.535cm" svg:y2="5.572cm">
              <text:p/>
            </draw:line>
            <draw:line draw:style-name="gr7" draw:text-style-name="P1" draw:layer="layout" svg:x1="15.764cm" svg:y1="5.343cm" svg:x2="15.993cm" svg:y2="5.572cm">
              <text:p/>
            </draw:line>
          </draw:g>
        </draw:g>
        <draw:g>
          <draw:custom-shape draw:style-name="gr6" draw:text-style-name="P1" draw:layer="layout" svg:width="0.343cm" svg:height="0.343cm" svg:x="14.703cm" svg:y="5.44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5.788cm" svg:x2="14.875cm" svg:y2="6.36cm">
            <text:p/>
          </draw:line>
          <draw:line draw:style-name="gr7" draw:text-style-name="P1" draw:layer="layout" svg:x1="14.589cm" svg:y1="5.902cm" svg:x2="15.161cm" svg:y2="5.902cm">
            <text:p/>
          </draw:line>
          <draw:g>
            <draw:line draw:style-name="gr7" draw:text-style-name="P1" draw:layer="layout" svg:x1="14.875cm" svg:y1="6.359cm" svg:x2="14.646cm" svg:y2="6.588cm">
              <text:p/>
            </draw:line>
            <draw:line draw:style-name="gr7" draw:text-style-name="P1" draw:layer="layout" svg:x1="14.875cm" svg:y1="6.359cm" svg:x2="15.104cm" svg:y2="6.588cm">
              <text:p/>
            </draw:line>
          </draw:g>
        </draw:g>
        <draw:g>
          <draw:custom-shape draw:style-name="gr6" draw:text-style-name="P1" draw:layer="layout" svg:width="0.343cm" svg:height="0.343cm" svg:x="15.655cm" svg:y="6.20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827cm" svg:y1="6.55cm" svg:x2="15.827cm" svg:y2="7.122cm">
            <text:p/>
          </draw:line>
          <draw:line draw:style-name="gr7" draw:text-style-name="P1" draw:layer="layout" svg:x1="15.541cm" svg:y1="6.664cm" svg:x2="16.113cm" svg:y2="6.664cm">
            <text:p/>
          </draw:line>
          <draw:g>
            <draw:line draw:style-name="gr7" draw:text-style-name="P1" draw:layer="layout" svg:x1="15.827cm" svg:y1="7.121cm" svg:x2="15.598cm" svg:y2="7.35cm">
              <text:p/>
            </draw:line>
            <draw:line draw:style-name="gr7" draw:text-style-name="P1" draw:layer="layout" svg:x1="15.827cm" svg:y1="7.121cm" svg:x2="16.056cm" svg:y2="7.35cm">
              <text:p/>
            </draw:line>
          </draw:g>
        </draw:g>
        <draw:g>
          <draw:custom-shape draw:style-name="gr6" draw:text-style-name="P1" draw:layer="layout" svg:width="0.343cm" svg:height="0.343cm" svg:x="14.703cm" svg:y="7.2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4.875cm" svg:y1="7.566cm" svg:x2="14.875cm" svg:y2="8.138cm">
            <text:p/>
          </draw:line>
          <draw:line draw:style-name="gr7" draw:text-style-name="P1" draw:layer="layout" svg:x1="14.589cm" svg:y1="7.68cm" svg:x2="15.161cm" svg:y2="7.68cm">
            <text:p/>
          </draw:line>
          <draw:g>
            <draw:line draw:style-name="gr7" draw:text-style-name="P1" draw:layer="layout" svg:x1="14.875cm" svg:y1="8.137cm" svg:x2="14.646cm" svg:y2="8.366cm">
              <text:p/>
            </draw:line>
            <draw:line draw:style-name="gr7" draw:text-style-name="P1" draw:layer="layout" svg:x1="14.875cm" svg:y1="8.137cm" svg:x2="15.104cm" svg:y2="8.366cm">
              <text:p/>
            </draw:line>
          </draw:g>
        </draw:g>
        <draw:g>
          <draw:custom-shape draw:style-name="gr6" draw:text-style-name="P1" draw:layer="layout" svg:width="0.343cm" svg:height="0.343cm" svg:x="15.592cm" svg:y="7.8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764cm" svg:y1="8.201cm" svg:x2="15.764cm" svg:y2="8.773cm">
            <text:p/>
          </draw:line>
          <draw:line draw:style-name="gr7" draw:text-style-name="P1" draw:layer="layout" svg:x1="15.478cm" svg:y1="8.315cm" svg:x2="16.05cm" svg:y2="8.315cm">
            <text:p/>
          </draw:line>
          <draw:g>
            <draw:line draw:style-name="gr7" draw:text-style-name="P1" draw:layer="layout" svg:x1="15.764cm" svg:y1="8.772cm" svg:x2="15.535cm" svg:y2="9.001cm">
              <text:p/>
            </draw:line>
            <draw:line draw:style-name="gr7" draw:text-style-name="P1" draw:layer="layout" svg:x1="15.764cm" svg:y1="8.772cm" svg:x2="15.993cm" svg:y2="9.001cm">
              <text:p/>
            </draw:line>
          </draw:g>
        </draw:g>
        <draw:frame draw:style-name="gr8" draw:text-style-name="P3" draw:layer="layout" svg:width="1.425cm" svg:height="0.645cm" svg:x="14.462cm" svg:y="1.889cm">
          <draw:text-box>
            <text:p text:style-name="P6"><text:span text:style-name="T1">Users</text:span></text:p>
          </draw:text-box>
        </draw:frame>
        <draw:g>
          <draw:custom-shape draw:style-name="gr6" draw:text-style-name="P1" draw:layer="layout" svg:width="0.343cm" svg:height="0.343cm" svg:x="15.592cm" svg:y="3.1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764cm" svg:y1="3.502cm" svg:x2="15.764cm" svg:y2="4.074cm">
            <text:p/>
          </draw:line>
          <draw:line draw:style-name="gr7" draw:text-style-name="P1" draw:layer="layout" svg:x1="15.478cm" svg:y1="3.616cm" svg:x2="16.05cm" svg:y2="3.616cm">
            <text:p/>
          </draw:line>
          <draw:g>
            <draw:line draw:style-name="gr7" draw:text-style-name="P1" draw:layer="layout" svg:x1="15.764cm" svg:y1="4.073cm" svg:x2="15.535cm" svg:y2="4.302cm">
              <text:p/>
            </draw:line>
            <draw:line draw:style-name="gr7" draw:text-style-name="P1" draw:layer="layout" svg:x1="15.764cm" svg:y1="4.073cm" svg:x2="15.993cm" svg:y2="4.302cm">
              <text:p/>
            </draw:line>
          </draw:g>
        </draw:g>
        <draw:custom-shape draw:style-name="gr11" draw:text-style-name="P2" draw:layer="layout" svg:width="1.142cm" svg:height="0.762cm" svg:x="10.144cm" svg:y="6.334cm">
          <text:p/>
          <draw:enhanced-geometry svg:viewBox="0 0 88 21600" draw:glue-points="44 ?f6 44 0 0 10800 44 21600 88 10800" draw:text-areas="0 ?f6 88 ?f3" draw:type="can" draw:modifiers="7105.63564875491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8" draw:text-style-name="P8" draw:layer="layout" svg:width="1.239cm" svg:height="0.645cm" svg:x="12.43cm" svg:y="3.413cm">
          <draw:text-box>
            <text:p text:style-name="P7"><text:span text:style-name="T3">login</text:span></text:p>
          </draw:text-box>
        </draw:frame>
        <draw:line draw:style-name="gr20" draw:text-style-name="P1" draw:layer="layout" svg:x1="11.033cm" svg:y1="4.302cm" svg:x2="14.208cm" svg:y2="4.302cm">
          <text:p/>
        </draw:line>
        <draw:frame draw:style-name="gr8" draw:text-style-name="P8" draw:layer="layout" svg:width="1.929cm" svg:height="0.645cm" svg:x="12.545cm" svg:y="4.175cm">
          <draw:text-box>
            <text:p text:style-name="P7"><text:span text:style-name="T3">assertion</text:span></text:p>
          </draw:text-box>
        </draw:frame>
        <draw:frame draw:style-name="gr8" draw:text-style-name="P8" draw:layer="layout" svg:width="1.929cm" svg:height="0.645cm" svg:x="12.545cm" svg:y="6.207cm">
          <draw:text-box>
            <text:p text:style-name="P7"><text:span text:style-name="T3">assertion</text:span></text:p>
          </draw:text-box>
        </draw:frame>
        <draw:frame draw:style-name="gr8" draw:text-style-name="P8" draw:layer="layout" svg:width="1.929cm" svg:height="0.645cm" svg:x="12.545cm" svg:y="8.62cm">
          <draw:text-box>
            <text:p text:style-name="P7"><text:span text:style-name="T3">assertion</text:span></text:p>
          </draw:text-box>
        </draw:frame>
      </draw:page>
      <draw:page draw:name="page7" draw:style-name="dp1" draw:master-page-name="Default">
        <draw:line draw:style-name="gr2" draw:text-style-name="P1" draw:layer="layout" svg:x1="14.462cm" svg:y1="9.001cm" svg:x2="9.382cm" svg:y2="9.001cm">
          <text:p/>
        </draw:line>
        <draw:line draw:style-name="gr2" draw:text-style-name="P1" draw:layer="layout" svg:x1="14.462cm" svg:y1="2.779cm" svg:x2="9.89cm" svg:y2="2.779cm">
          <text:p/>
        </draw:line>
        <draw:custom-shape draw:style-name="gr3" draw:text-style-name="P2" xml:id="id27" draw:id="id27" draw:layer="layout" svg:width="1.905cm" svg:height="1.397cm" svg:x="7.35cm" svg:y="5.319cm">
          <text:p text:style-name="P1"><text:span text:style-name="T1">Identity</text:span><text:span text:style-name="T1"><text:line-break/></text:span><text:span text:style-name="T1">Reposit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2" xml:id="id24" draw:id="id24" draw:layer="layout" svg:width="1.905cm" svg:height="1.27cm" svg:x="4.81cm" svg:y="6.589cm">
          <text:p text:style-name="P1"><text:span text:style-name="T1">HR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0.19cm" svg:x1="5.762cm" svg:y1="6.589cm" svg:x2="4.937cm" svg:y2="5.446cm" draw:start-shape="id24" draw:end-shape="id25" draw:end-glue-point="2" svg:d="m5762 6589c0-571-825 0-825-1143">
          <text:p/>
        </draw:connector>
        <draw:custom-shape draw:style-name="gr4" draw:text-style-name="P2" draw:layer="layout" svg:width="2.413cm" svg:height="1.652cm" svg:x="7.477cm" svg:y="1.889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413cm" svg:height="1.27cm" svg:x="9.255cm" svg:y="3.795cm">
          <text:p text:style-name="P1"><text:span text:style-name="T1"><text:s text:c="2"/></text:span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6" draw:id="id26" draw:layer="layout" svg:width="2.921cm" svg:height="0.761cm" svg:x="7.223cm" svg:y="7.606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8" draw:id="id28" draw:layer="layout" svg:width="2.033cm" svg:height="0.888cm" svg:x="9.636cm" svg:y="6.462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8.683cm" svg:y1="7.606cm" svg:x2="8.303cm" svg:y2="6.716cm" draw:start-shape="id26" draw:start-glue-point="0" draw:end-shape="id27" draw:end-glue-point="7" svg:d="m8683 7606c0-667-380-223-380-890">
          <text:p/>
        </draw:connector>
        <draw:connector draw:style-name="gr5" draw:text-style-name="P1" draw:layer="layout" draw:type="curve" svg:x1="9.636cm" svg:y1="6.906cm" svg:x2="8.303cm" svg:y2="6.716cm" draw:start-shape="id28" draw:start-glue-point="3" draw:end-shape="id27" draw:end-glue-point="7" svg:d="m9636 6906c-889 0-1333-63-1333-190">
          <text:p/>
        </draw:connector>
        <draw:connector draw:style-name="gr9" draw:text-style-name="P1" draw:layer="layout" draw:type="curve" svg:x1="12.303cm" svg:y1="6.01cm" svg:x2="9.255cm" svg:y2="6.018cm" draw:start-shape="id29" draw:start-glue-point="4" draw:end-shape="id27" draw:end-glue-point="8" svg:d="m12303 6010c-2286 0-762 8-3048 8">
          <text:p/>
        </draw:connector>
        <draw:line draw:style-name="gr2" draw:text-style-name="P1" draw:layer="layout" svg:x1="14.462cm" svg:y1="4.43cm" svg:x2="11.668cm" svg:y2="4.43cm">
          <text:p/>
        </draw:line>
        <draw:line draw:style-name="gr2" draw:text-style-name="P1" draw:layer="layout" svg:x1="14.462cm" svg:y1="6.842cm" svg:x2="11.668cm" svg:y2="6.842cm">
          <text:p/>
        </draw:line>
        <draw:line draw:style-name="gr2" draw:text-style-name="P1" draw:layer="layout" svg:x1="14.462cm" svg:y1="7.985cm" svg:x2="10.144cm" svg:y2="7.985cm">
          <text:p/>
        </draw:line>
        <draw:custom-shape draw:style-name="gr15" draw:text-style-name="P2" xml:id="id29" draw:id="id29" draw:layer="layout" svg:width="0.762cm" svg:height="6.096cm" svg:x="12.303cm" svg:y="3.414cm">
          <draw:glue-point draw:id="4" svg:x="-5cm" svg:y="-0.743cm"/>
          <text:p text:style-name="P1"><text:span text:style-name="T1">S</text:span><text:span text:style-name="T1"><text:line-break/></text:span><text:span text:style-name="T1">S</text:span><text:span text:style-name="T1"><text:line-break/></text:span><text:span text:style-name="T1">O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xml:id="id31" draw:id="id31" draw:layer="layout" svg:width="1.016cm" svg:height="0.635cm" svg:x="7.35cm" svg:y="3.16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0" draw:text-style-name="P2" xml:id="id30" draw:id="id30" draw:layer="layout" svg:width="0.635cm" svg:height="0.889cm" svg:x="8.874cm" svg:y="3.922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14" draw:text-style-name="P2" xml:id="id25" draw:id="id25" draw:layer="layout" svg:width="2.286cm" svg:height="1.27cm" svg:x="3.794cm" svg:y="4.176cm">
          <text:p text:style-name="P1"><text:span text:style-name="T1">Provisioning</text:span></text:p>
          <text:p text:style-name="P1"><text:span text:style-name="T1">System</text:span></text:p>
          <draw:enhanced-geometry svg:viewBox="0 0 21600 21600" draw:type="rectangle" draw:enhanced-path="M 0 0 L 21600 0 21600 21600 0 21600 0 0 Z N"/>
        </draw:custom-shape>
        <draw:connector draw:style-name="gr21" draw:text-style-name="P1" draw:layer="layout" draw:type="curve" svg:x1="6.08cm" svg:y1="4.811cm" svg:x2="7.35cm" svg:y2="6.018cm" draw:start-shape="id25" draw:start-glue-point="1" draw:end-shape="id27" draw:end-glue-point="6" svg:d="m6080 4811c952 0 318 1207 1270 1207">
          <text:p/>
        </draw:connector>
        <draw:connector draw:style-name="gr21" draw:text-style-name="P1" draw:layer="layout" draw:type="curve" draw:line-skew="0.573cm" svg:x1="6.08cm" svg:y1="4.811cm" svg:x2="8.874cm" svg:y2="4.366cm" draw:start-shape="id25" draw:start-glue-point="1" draw:end-shape="id30" draw:end-glue-point="6" svg:d="m6080 4811c2955 0 1558-445 2794-445">
          <text:p/>
        </draw:connector>
        <draw:connector draw:style-name="gr21" draw:text-style-name="P1" draw:layer="layout" draw:type="curve" svg:x1="6.08cm" svg:y1="4.811cm" svg:x2="7.858cm" svg:y2="3.795cm" draw:start-shape="id25" draw:start-glue-point="1" draw:end-shape="id31" draw:end-glue-point="7" svg:d="m6080 4811c1186 0 1778-338 1778-1016">
          <text:p/>
        </draw:connector>
        <draw:g>
          <draw:custom-shape draw:style-name="gr6" draw:text-style-name="P1" draw:layer="layout" svg:width="0.343cm" svg:height="0.343cm" svg:x="15.085cm" svg:y="8.6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257cm" svg:y1="8.964cm" svg:x2="15.257cm" svg:y2="9.536cm">
            <text:p/>
          </draw:line>
          <draw:line draw:style-name="gr7" draw:text-style-name="P1" draw:layer="layout" svg:x1="14.971cm" svg:y1="9.078cm" svg:x2="15.543cm" svg:y2="9.078cm">
            <text:p/>
          </draw:line>
          <draw:g>
            <draw:line draw:style-name="gr7" draw:text-style-name="P1" draw:layer="layout" svg:x1="15.257cm" svg:y1="9.535cm" svg:x2="15.028cm" svg:y2="9.764cm">
              <text:p/>
            </draw:line>
            <draw:line draw:style-name="gr7" draw:text-style-name="P1" draw:layer="layout" svg:x1="15.257cm" svg:y1="9.535cm" svg:x2="15.486cm" svg:y2="9.764cm">
              <text:p/>
            </draw:line>
          </draw:g>
        </draw:g>
        <draw:g>
          <draw:custom-shape draw:style-name="gr6" draw:text-style-name="P1" draw:layer="layout" svg:width="0.343cm" svg:height="0.343cm" svg:x="15.212cm" svg:y="2.65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2.995cm" svg:x2="15.384cm" svg:y2="3.567cm">
            <text:p/>
          </draw:line>
          <draw:line draw:style-name="gr7" draw:text-style-name="P1" draw:layer="layout" svg:x1="15.098cm" svg:y1="3.109cm" svg:x2="15.67cm" svg:y2="3.109cm">
            <text:p/>
          </draw:line>
          <draw:g>
            <draw:line draw:style-name="gr7" draw:text-style-name="P1" draw:layer="layout" svg:x1="15.384cm" svg:y1="3.566cm" svg:x2="15.155cm" svg:y2="3.795cm">
              <text:p/>
            </draw:line>
            <draw:line draw:style-name="gr7" draw:text-style-name="P1" draw:layer="layout" svg:x1="15.384cm" svg:y1="3.566cm" svg:x2="15.613cm" svg:y2="3.795cm">
              <text:p/>
            </draw:line>
          </draw:g>
        </draw:g>
        <draw:g>
          <draw:custom-shape draw:style-name="gr6" draw:text-style-name="P1" draw:layer="layout" svg:width="0.343cm" svg:height="0.343cm" svg:x="15.212cm" svg:y="4.0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4.392cm" svg:x2="15.384cm" svg:y2="4.964cm">
            <text:p/>
          </draw:line>
          <draw:line draw:style-name="gr7" draw:text-style-name="P1" draw:layer="layout" svg:x1="15.098cm" svg:y1="4.506cm" svg:x2="15.67cm" svg:y2="4.506cm">
            <text:p/>
          </draw:line>
          <draw:g>
            <draw:line draw:style-name="gr7" draw:text-style-name="P1" draw:layer="layout" svg:x1="15.384cm" svg:y1="4.963cm" svg:x2="15.155cm" svg:y2="5.192cm">
              <text:p/>
            </draw:line>
            <draw:line draw:style-name="gr7" draw:text-style-name="P1" draw:layer="layout" svg:x1="15.384cm" svg:y1="4.963cm" svg:x2="15.613cm" svg:y2="5.192cm">
              <text:p/>
            </draw:line>
          </draw:g>
        </draw:g>
        <draw:g>
          <draw:custom-shape draw:style-name="gr6" draw:text-style-name="P1" draw:layer="layout" svg:width="0.343cm" svg:height="0.343cm" svg:x="16.101cm" svg:y="4.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73cm" svg:y1="4.773cm" svg:x2="16.273cm" svg:y2="5.345cm">
            <text:p/>
          </draw:line>
          <draw:line draw:style-name="gr7" draw:text-style-name="P1" draw:layer="layout" svg:x1="15.987cm" svg:y1="4.887cm" svg:x2="16.559cm" svg:y2="4.887cm">
            <text:p/>
          </draw:line>
          <draw:g>
            <draw:line draw:style-name="gr7" draw:text-style-name="P1" draw:layer="layout" svg:x1="16.273cm" svg:y1="5.344cm" svg:x2="16.044cm" svg:y2="5.573cm">
              <text:p/>
            </draw:line>
            <draw:line draw:style-name="gr7" draw:text-style-name="P1" draw:layer="layout" svg:x1="16.273cm" svg:y1="5.344cm" svg:x2="16.502cm" svg:y2="5.573cm">
              <text:p/>
            </draw:line>
          </draw:g>
        </draw:g>
        <draw:g>
          <draw:custom-shape draw:style-name="gr6" draw:text-style-name="P1" draw:layer="layout" svg:width="0.343cm" svg:height="0.343cm" svg:x="15.212cm" svg:y="5.44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5.789cm" svg:x2="15.384cm" svg:y2="6.361cm">
            <text:p/>
          </draw:line>
          <draw:line draw:style-name="gr7" draw:text-style-name="P1" draw:layer="layout" svg:x1="15.098cm" svg:y1="5.903cm" svg:x2="15.67cm" svg:y2="5.903cm">
            <text:p/>
          </draw:line>
          <draw:g>
            <draw:line draw:style-name="gr7" draw:text-style-name="P1" draw:layer="layout" svg:x1="15.384cm" svg:y1="6.36cm" svg:x2="15.155cm" svg:y2="6.589cm">
              <text:p/>
            </draw:line>
            <draw:line draw:style-name="gr7" draw:text-style-name="P1" draw:layer="layout" svg:x1="15.384cm" svg:y1="6.36cm" svg:x2="15.613cm" svg:y2="6.589cm">
              <text:p/>
            </draw:line>
          </draw:g>
        </draw:g>
        <draw:g>
          <draw:custom-shape draw:style-name="gr6" draw:text-style-name="P1" draw:layer="layout" svg:width="0.343cm" svg:height="0.343cm" svg:x="16.164cm" svg:y="6.2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336cm" svg:y1="6.551cm" svg:x2="16.336cm" svg:y2="7.123cm">
            <text:p/>
          </draw:line>
          <draw:line draw:style-name="gr7" draw:text-style-name="P1" draw:layer="layout" svg:x1="16.05cm" svg:y1="6.665cm" svg:x2="16.622cm" svg:y2="6.665cm">
            <text:p/>
          </draw:line>
          <draw:g>
            <draw:line draw:style-name="gr7" draw:text-style-name="P1" draw:layer="layout" svg:x1="16.336cm" svg:y1="7.122cm" svg:x2="16.107cm" svg:y2="7.351cm">
              <text:p/>
            </draw:line>
            <draw:line draw:style-name="gr7" draw:text-style-name="P1" draw:layer="layout" svg:x1="16.336cm" svg:y1="7.122cm" svg:x2="16.565cm" svg:y2="7.351cm">
              <text:p/>
            </draw:line>
          </draw:g>
        </draw:g>
        <draw:g>
          <draw:custom-shape draw:style-name="gr6" draw:text-style-name="P1" draw:layer="layout" svg:width="0.343cm" svg:height="0.343cm" svg:x="15.212cm" svg:y="7.22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5.384cm" svg:y1="7.567cm" svg:x2="15.384cm" svg:y2="8.139cm">
            <text:p/>
          </draw:line>
          <draw:line draw:style-name="gr7" draw:text-style-name="P1" draw:layer="layout" svg:x1="15.098cm" svg:y1="7.681cm" svg:x2="15.67cm" svg:y2="7.681cm">
            <text:p/>
          </draw:line>
          <draw:g>
            <draw:line draw:style-name="gr7" draw:text-style-name="P1" draw:layer="layout" svg:x1="15.384cm" svg:y1="8.138cm" svg:x2="15.155cm" svg:y2="8.367cm">
              <text:p/>
            </draw:line>
            <draw:line draw:style-name="gr7" draw:text-style-name="P1" draw:layer="layout" svg:x1="15.384cm" svg:y1="8.138cm" svg:x2="15.613cm" svg:y2="8.367cm">
              <text:p/>
            </draw:line>
          </draw:g>
        </draw:g>
        <draw:g>
          <draw:custom-shape draw:style-name="gr6" draw:text-style-name="P1" draw:layer="layout" svg:width="0.343cm" svg:height="0.343cm" svg:x="16.101cm" svg:y="7.85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73cm" svg:y1="8.202cm" svg:x2="16.273cm" svg:y2="8.774cm">
            <text:p/>
          </draw:line>
          <draw:line draw:style-name="gr7" draw:text-style-name="P1" draw:layer="layout" svg:x1="15.987cm" svg:y1="8.316cm" svg:x2="16.559cm" svg:y2="8.316cm">
            <text:p/>
          </draw:line>
          <draw:g>
            <draw:line draw:style-name="gr7" draw:text-style-name="P1" draw:layer="layout" svg:x1="16.273cm" svg:y1="8.773cm" svg:x2="16.044cm" svg:y2="9.002cm">
              <text:p/>
            </draw:line>
            <draw:line draw:style-name="gr7" draw:text-style-name="P1" draw:layer="layout" svg:x1="16.273cm" svg:y1="8.773cm" svg:x2="16.502cm" svg:y2="9.002cm">
              <text:p/>
            </draw:line>
          </draw:g>
        </draw:g>
        <draw:frame draw:style-name="gr8" draw:text-style-name="P3" draw:layer="layout" svg:width="1.425cm" svg:height="0.645cm" svg:x="14.717cm" svg:y="1.89cm">
          <draw:text-box>
            <text:p><text:span text:style-name="T1">Users</text:span></text:p>
          </draw:text-box>
        </draw:frame>
        <draw:g>
          <draw:custom-shape draw:style-name="gr6" draw:text-style-name="P1" draw:layer="layout" svg:width="0.343cm" svg:height="0.343cm" svg:x="16.101cm" svg:y="3.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16.273cm" svg:y1="3.503cm" svg:x2="16.273cm" svg:y2="4.075cm">
            <text:p/>
          </draw:line>
          <draw:line draw:style-name="gr7" draw:text-style-name="P1" draw:layer="layout" svg:x1="15.987cm" svg:y1="3.617cm" svg:x2="16.559cm" svg:y2="3.617cm">
            <text:p/>
          </draw:line>
          <draw:g>
            <draw:line draw:style-name="gr7" draw:text-style-name="P1" draw:layer="layout" svg:x1="16.273cm" svg:y1="4.074cm" svg:x2="16.044cm" svg:y2="4.303cm">
              <text:p/>
            </draw:line>
            <draw:line draw:style-name="gr7" draw:text-style-name="P1" draw:layer="layout" svg:x1="16.273cm" svg:y1="4.074cm" svg:x2="16.502cm" svg:y2="4.303cm">
              <text:p/>
            </draw:line>
          </draw:g>
        </draw:g>
        <draw:g>
          <draw:custom-shape draw:style-name="gr6" draw:text-style-name="P1" draw:layer="layout" svg:width="0.343cm" svg:height="0.343cm" svg:x="3.654cm" svg:y="2.77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3.826cm" svg:y1="3.122cm" svg:x2="3.826cm" svg:y2="3.694cm">
            <text:p/>
          </draw:line>
          <draw:line draw:style-name="gr7" draw:text-style-name="P1" draw:layer="layout" svg:x1="3.54cm" svg:y1="3.236cm" svg:x2="4.112cm" svg:y2="3.236cm">
            <text:p/>
          </draw:line>
          <draw:g>
            <draw:line draw:style-name="gr7" draw:text-style-name="P1" draw:layer="layout" svg:x1="3.826cm" svg:y1="3.693cm" svg:x2="3.597cm" svg:y2="3.922cm">
              <text:p/>
            </draw:line>
            <draw:line draw:style-name="gr7" draw:text-style-name="P1" draw:layer="layout" svg:x1="3.826cm" svg:y1="3.693cm" svg:x2="4.055cm" svg:y2="3.922cm">
              <text:p/>
            </draw:line>
          </draw:g>
        </draw:g>
        <draw:g>
          <draw:custom-shape draw:style-name="gr6" draw:text-style-name="P1" draw:layer="layout" svg:width="0.343cm" svg:height="0.343cm" svg:x="5.114cm" svg:y="2.5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286cm" svg:y1="2.868cm" svg:x2="5.286cm" svg:y2="3.44cm">
            <text:p/>
          </draw:line>
          <draw:line draw:style-name="gr7" draw:text-style-name="P1" draw:layer="layout" svg:x1="5cm" svg:y1="2.982cm" svg:x2="5.572cm" svg:y2="2.982cm">
            <text:p/>
          </draw:line>
          <draw:g>
            <draw:line draw:style-name="gr7" draw:text-style-name="P1" draw:layer="layout" svg:x1="5.286cm" svg:y1="3.439cm" svg:x2="5.057cm" svg:y2="3.668cm">
              <text:p/>
            </draw:line>
            <draw:line draw:style-name="gr7" draw:text-style-name="P1" draw:layer="layout" svg:x1="5.286cm" svg:y1="3.439cm" svg:x2="5.515cm" svg:y2="3.668cm">
              <text:p/>
            </draw:line>
          </draw:g>
        </draw:g>
        <draw:g>
          <draw:custom-shape draw:style-name="gr6" draw:text-style-name="P1" draw:layer="layout" svg:width="0.343cm" svg:height="0.343cm" svg:x="5.686cm" svg:y="2.90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7" draw:text-style-name="P1" draw:layer="layout" svg:x1="5.858cm" svg:y1="3.249cm" svg:x2="5.858cm" svg:y2="3.821cm">
            <text:p/>
          </draw:line>
          <draw:line draw:style-name="gr7" draw:text-style-name="P1" draw:layer="layout" svg:x1="5.572cm" svg:y1="3.363cm" svg:x2="6.144cm" svg:y2="3.363cm">
            <text:p/>
          </draw:line>
          <draw:g>
            <draw:line draw:style-name="gr7" draw:text-style-name="P1" draw:layer="layout" svg:x1="5.858cm" svg:y1="3.82cm" svg:x2="5.629cm" svg:y2="4.049cm">
              <text:p/>
            </draw:line>
            <draw:line draw:style-name="gr7" draw:text-style-name="P1" draw:layer="layout" svg:x1="5.858cm" svg:y1="3.82cm" svg:x2="6.087cm" svg:y2="4.049cm">
              <text:p/>
            </draw:line>
          </draw:g>
        </draw:g>
        <draw:custom-shape draw:style-name="gr4" draw:text-style-name="P2" xml:id="id32" draw:id="id32" draw:layer="layout" svg:width="1.905cm" svg:height="1.27cm" svg:x="3.159cm" svg:y="8.113cm">
          <text:p text:style-name="P1"><text:span text:style-name="T1">CRM</text:span>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draw:line-skew="-0.318cm" svg:x1="4.111cm" svg:y1="8.113cm" svg:x2="4.937cm" svg:y2="5.446cm" draw:start-shape="id32" draw:start-glue-point="0" draw:end-shape="id25" draw:end-glue-point="2" svg:d="m4111 8113c0-2476 826-1143 826-2667">
          <text:p/>
        </draw:connector>
        <draw:frame draw:style-name="gr8" draw:text-style-name="P3" draw:layer="layout" svg:width="1.675cm" svg:height="1.039cm" svg:x="3.032cm" svg:y="1.739cm">
          <draw:text-box>
            <text:p><text:span text:style-name="T1">System</text:span><text:span text:style-name="T1"><text:line-break/></text:span><text:span text:style-name="T1">Admin</text:span></text:p>
          </draw:text-box>
        </draw:frame>
        <draw:frame draw:style-name="gr8" draw:text-style-name="P3" draw:layer="layout" svg:width="2.123cm" svg:height="1.039cm" svg:x="4.683cm" svg:y="1.508cm">
          <draw:text-box>
            <text:p><text:span text:style-name="T1">Requester</text:span><text:span text:style-name="T1"><text:line-break/></text:span><text:span text:style-name="T1">Approver</text:span></text:p>
          </draw:text-box>
        </draw:frame>
        <draw:custom-shape draw:style-name="gr4" draw:text-style-name="P2" draw:layer="layout" svg:width="2.16cm" svg:height="0.761cm" svg:x="7.223cm" svg:y="8.621cm">
          <text:p text:style-name="P1"><text:span text:style-name="T1">Application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 PL UMing H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Radovan Semancik</meta:initial-creator>
    <meta:creation-date>2012-05-13T12:00:40</meta:creation-date>
    <dc:date>2012-06-26T17:08:51</dc:date>
    <dc:creator>Radovan Semancik</dc:creator>
    <meta:editing-duration>P8DT3H54M20S</meta:editing-duration>
    <meta:editing-cycles>17</meta:editing-cycles>
    <meta:generator>LibreOffice/3.3$Linux LibreOffice_project/330m19$Build-202</meta:generator>
    <meta:document-statistic meta:object-count="570"/>
  </office:meta>
</office:document-meta>
</file>